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新細明體" svg:font-family="新細明體"/>
    <style:font-face style:name="細明體" svg:font-family="細明體" style:font-family-generic="modern" style:font-pitch="fixed"/>
    <style:font-face style:name="Times New Roman" svg:font-family="'Times New Roman'" style:font-family-generic="roman" style:font-pitch="variable"/>
    <style:font-face style:name="新細明體1"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automatic-styles>
    <style:style style:name="co1" style:family="table-column">
      <style:table-column-properties fo:break-before="auto" style:column-width="2.73mm"/>
    </style:style>
    <style:style style:name="co2" style:family="table-column">
      <style:table-column-properties fo:break-before="auto" style:column-width="29.4mm"/>
    </style:style>
    <style:style style:name="co3" style:family="table-column">
      <style:table-column-properties fo:break-before="auto" style:column-width="23.67mm"/>
    </style:style>
    <style:style style:name="co4" style:family="table-column">
      <style:table-column-properties fo:break-before="auto" style:column-width="47.1mm"/>
    </style:style>
    <style:style style:name="co5" style:family="table-column">
      <style:table-column-properties fo:break-before="auto" style:column-width="21.68mm"/>
    </style:style>
    <style:style style:name="co6" style:family="table-column">
      <style:table-column-properties fo:break-before="auto" style:column-width="23.18mm"/>
    </style:style>
    <style:style style:name="co7" style:family="table-column">
      <style:table-column-properties fo:break-before="auto" style:column-width="17.74mm"/>
    </style:style>
    <style:style style:name="co8" style:family="table-column">
      <style:table-column-properties fo:break-before="auto" style:column-width="3.74mm"/>
    </style:style>
    <style:style style:name="co9" style:family="table-column">
      <style:table-column-properties fo:break-before="auto" style:column-width="36.62mm"/>
    </style:style>
    <style:style style:name="co10" style:family="table-column">
      <style:table-column-properties fo:break-before="auto" style:column-width="26.65mm"/>
    </style:style>
    <style:style style:name="co11" style:family="table-column">
      <style:table-column-properties fo:break-before="auto" style:column-width="22.93mm"/>
    </style:style>
    <style:style style:name="co12" style:family="table-column">
      <style:table-column-properties fo:break-before="auto" style:column-width="27.66mm"/>
    </style:style>
    <style:style style:name="co13" style:family="table-column">
      <style:table-column-properties fo:break-before="auto" style:column-width="2.24mm"/>
    </style:style>
    <style:style style:name="co14" style:family="table-column">
      <style:table-column-properties fo:break-before="auto" style:column-width="42.35mm"/>
    </style:style>
    <style:style style:name="co15" style:family="table-column">
      <style:table-column-properties fo:break-before="auto" style:column-width="66.02mm"/>
    </style:style>
    <style:style style:name="co16" style:family="table-column">
      <style:table-column-properties fo:break-before="auto" style:column-width="18.43mm"/>
    </style:style>
    <style:style style:name="co17" style:family="table-column">
      <style:table-column-properties fo:break-before="auto" style:column-width="53.32mm"/>
    </style:style>
    <style:style style:name="ro1" style:family="table-row">
      <style:table-row-properties style:row-height="6.09mm" fo:break-before="auto" style:use-optimal-row-height="false"/>
    </style:style>
    <style:style style:name="ro2" style:family="table-row">
      <style:table-row-properties style:row-height="6.35mm" fo:break-before="auto" style:use-optimal-row-height="false"/>
    </style:style>
    <style:style style:name="ro3" style:family="table-row">
      <style:table-row-properties style:row-height="5.82mm" fo:break-before="auto" style:use-optimal-row-height="false"/>
    </style:style>
    <style:style style:name="ro4" style:family="table-row">
      <style:table-row-properties style:row-height="3.7mm" fo:break-before="auto" style:use-optimal-row-height="false"/>
    </style:style>
    <style:style style:name="ro5" style:family="table-row">
      <style:table-row-properties style:row-height="3.97mm" fo:break-before="auto" style:use-optimal-row-height="false"/>
    </style:style>
    <style:style style:name="ta1" style:family="table" style:master-page-name="PageStyle_5f_年現金流量">
      <style:table-properties table:display="true" style:writing-mode="lr-tb"/>
    </style:style>
    <style:style style:name="ta2" style:family="table" style:master-page-name="PageStyle_5f_資產負債表">
      <style:table-properties table:display="true" style:writing-mode="lr-tb"/>
    </style:style>
    <style:style style:name="ta3" style:family="table" style:master-page-name="PageStyle_5f_資產財務分析">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style style:name="ce2" style:family="table-cell" style:parent-style-name="Default">
      <style:table-cell-properties fo:padding="0.71mm"/>
    </style:style>
    <style:style style:name="ce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style>
    <style:style style:name="ce5" style:family="table-cell" style:parent-style-name="Default">
      <style:table-cell-properties style:glyph-orientation-vertical="0" fo:border-bottom="2.49pt solid #000000" fo:background-color="#ccffcc" style:diagonal-bl-tr="none" style:diagonal-tl-br="none" style:text-align-source="fix" style:repeat-content="false" fo:wrap-option="no-wrap" fo:border-left="2.49pt solid #000000" style:direction="ltr" fo:padding="0.71mm" fo:border-right="0.74pt solid #000000" style:rotation-angle="0" style:rotation-align="none" style:shrink-to-fit="false" fo:border-top="2.49pt solid #000000" style:vertical-align="middle" loext:vertical-justify="auto"/>
      <style:paragraph-properties fo:text-align="center" css3t:text-justify="auto" fo:margin-left="0mm" style:writing-mode="page"/>
    </style:style>
    <style:style style:name="ce6" style:family="table-cell" style:parent-style-name="Default">
      <style:table-cell-properties style:glyph-orientation-vertical="0" fo:border-bottom="0.74pt solid #000000" fo:background-color="#ccffcc" style:diagonal-bl-tr="none" style:diagonal-tl-br="none" style:text-align-source="fix" style:repeat-content="false" fo:wrap-option="no-wrap" fo:border-left="2.49pt solid #000000" style:direction="ltr" fo:padding="0.71mm" fo:border-right="0.74pt solid #000000" style:rotation-angle="0" style:rotation-align="none" style:shrink-to-fit="false" fo:border-top="2.49pt solid #000000" style:vertical-align="middle" loext:vertical-justify="auto"/>
      <style:paragraph-properties fo:text-align="center" css3t:text-justify="auto" fo:margin-left="0mm" style:writing-mode="page"/>
    </style:style>
    <style:style style:name="ce7" style:family="table-cell" style:parent-style-name="Default">
      <style:table-cell-properties style:glyph-orientation-vertical="0" fo:border-bottom="0.74pt solid #000000" fo:background-color="#ccffcc" style:diagonal-bl-tr="none" style:diagonal-tl-br="none" style:text-align-source="fix" style:repeat-content="false" fo:wrap-option="no-wrap" fo:border-left="2.49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glyph-orientation-vertical="0" fo:border-bottom="0.74pt solid #000000" fo:background-color="#ccffcc" style:diagonal-bl-tr="none" style:diagonal-tl-br="none" style:text-align-source="fix" style:repeat-content="false" fo:wrap-option="no-wrap" fo:border-left="2.49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 style:family="table-cell" style:parent-style-name="Default">
      <style:table-cell-properties style:glyph-orientation-vertical="0" fo:border-bottom="2.49pt solid #000000" fo:background-color="#ccffcc" style:diagonal-bl-tr="none" style:diagonal-tl-br="none" style:text-align-source="fix" style:repeat-content="false" fo:wrap-option="no-wrap" fo:border-left="2.49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0" style:family="table-cell" style:parent-style-name="Default">
      <style:table-cell-properties style:glyph-orientation-vertical="0" fo:border-bottom="2.49pt solid #000000" fo:background-color="#00ffff" style:diagonal-bl-tr="none" style:diagonal-tl-br="none" style:text-align-source="fix" style:repeat-content="false" fo:wrap-option="no-wrap" fo:border-left="2.49pt solid #000000" style:direction="ltr" fo:padding="0.71mm" fo:border-right="0.74pt solid #000000" style:rotation-angle="0" style:rotation-align="none" style:shrink-to-fit="false" fo:border-top="2.49pt solid #000000" style:vertical-align="middle" loext:vertical-justify="auto"/>
      <style:paragraph-properties fo:text-align="end" css3t:text-justify="auto" fo:margin-left="0mm" style:writing-mode="page"/>
    </style:style>
    <style:style style:name="ce11" style:family="table-cell" style:parent-style-name="Default">
      <style:table-cell-properties style:glyph-orientation-vertical="0" fo:border-bottom="1.76pt solid #000000" fo:background-color="#ff99cc"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end" css3t:text-justify="auto" fo:margin-left="0mm" style:writing-mode="page"/>
    </style:style>
    <style:style style:name="ce12" style:family="table-cell" style:parent-style-name="Default" style:data-style-name="N157">
      <style:table-cell-properties fo:padding="0.71mm"/>
    </style:style>
    <style:style style:name="ce13" style:family="table-cell" style:parent-style-name="Default" style:data-style-name="N157">
      <style:table-cell-properties style:glyph-orientation-vertical="0" fo:border-bottom="2.49pt solid #000000" fo:background-color="#ffcc99"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solid #000000" style:vertical-align="middle" loext:vertical-justify="auto"/>
      <style:paragraph-properties fo:text-align="center" css3t:text-justify="auto" fo:margin-left="0mm" style:writing-mode="page"/>
    </style:style>
    <style:style style:name="ce14" style:family="table-cell" style:parent-style-name="Default" style:data-style-name="N157">
      <style:table-cell-properties fo:border-bottom="0.74pt solid #000000" style:diagonal-bl-tr="none" style:diagonal-tl-br="none" fo:border-left="0.74pt solid #000000" fo:padding="0.71mm" fo:border-right="0.74pt solid #000000" style:rotation-align="none" fo:border-top="2.49pt solid #000000"/>
    </style:style>
    <style:style style:name="ce15" style:family="table-cell" style:parent-style-name="Default" style:data-style-name="N157">
      <style:table-cell-properties style:diagonal-bl-tr="none" style:diagonal-tl-br="none" fo:border="0.74pt solid #000000" fo:padding="0.71mm" style:rotation-align="none"/>
    </style:style>
    <style:style style:name="ce16" style:family="table-cell" style:parent-style-name="Default" style:data-style-name="N157">
      <style:table-cell-properties style:diagonal-bl-tr="none" style:diagonal-tl-br="none" fo:border="0.74pt solid #000000"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157">
      <style:table-cell-properties fo:border-bottom="2.49pt solid #000000" style:diagonal-bl-tr="none" style:diagonal-tl-br="none" fo:border-left="0.74pt solid #000000" fo:padding="0.71mm" fo:border-right="0.74pt solid #000000" style:rotation-align="none" fo:border-top="0.74pt solid #000000"/>
    </style:style>
    <style:style style:name="ce18" style:family="table-cell" style:parent-style-name="Default" style:data-style-name="N157">
      <style:table-cell-properties style:glyph-orientation-vertical="0" fo:border-bottom="2.49pt solid #000000" fo:background-color="#00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solid #000000" style:vertical-align="middle" loext:vertical-justify="auto"/>
      <style:paragraph-properties fo:text-align="end" css3t:text-justify="auto" fo:margin-left="0mm" style:writing-mode="page"/>
    </style:style>
    <style:style style:name="ce19" style:family="table-cell" style:parent-style-name="Default" style:data-style-name="N157">
      <style:table-cell-properties style:glyph-orientation-vertical="0" fo:border-bottom="1.76pt solid #000000" fo:background-color="#ff99cc"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end" css3t:text-justify="auto" fo:margin-left="0mm" style:writing-mode="page"/>
    </style:style>
    <style:style style:name="ce20" style:family="table-cell" style:parent-style-name="Default">
      <style:table-cell-properties style:glyph-orientation-vertical="0" fo:border-bottom="2.49pt solid #000000" fo:background-color="#ffff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solid #000000" style:vertical-align="middle" loext:vertical-justify="auto"/>
      <style:paragraph-properties fo:text-align="center" css3t:text-justify="auto" fo:margin-left="0mm" style:writing-mode="page"/>
    </style:style>
    <style:style style:name="ce21"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2.49pt solid #000000"/>
    </style:style>
    <style:style style:name="ce22" style:family="table-cell" style:parent-style-name="Default">
      <style:table-cell-properties fo:background-color="#ffff00" style:diagonal-bl-tr="none" style:diagonal-tl-br="none" fo:border="0.74pt solid #000000" fo:padding="0.71mm" style:rotation-align="none"/>
    </style:style>
    <style:style style:name="ce23" style:family="table-cell" style:parent-style-name="Default">
      <style:table-cell-properties fo:border-bottom="2.49pt solid #000000" fo:background-color="#ffff00" style:diagonal-bl-tr="none" style:diagonal-tl-br="none" fo:border-left="0.74pt solid #000000" fo:padding="0.71mm" fo:border-right="0.74pt solid #000000" style:rotation-align="none" fo:border-top="0.74pt solid #000000"/>
    </style:style>
    <style:style style:name="ce24" style:family="table-cell" style:parent-style-name="Default">
      <style:table-cell-properties style:glyph-orientation-vertical="0" fo:border-bottom="2.49pt solid #000000" fo:background-color="#00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solid #000000" style:vertical-align="middle" loext:vertical-justify="auto"/>
      <style:paragraph-properties fo:text-align="end" css3t:text-justify="auto" fo:margin-left="0mm" style:writing-mode="page"/>
    </style:style>
    <style:style style:name="ce25" style:family="table-cell" style:parent-style-name="Default" style:data-style-name="N1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style>
    <style:style style:name="ce26" style:family="table-cell" style:parent-style-name="Default" style:data-style-name="N11">
      <style:table-cell-properties fo:padding="0.71mm"/>
    </style:style>
    <style:style style:name="ce27" style:family="table-cell" style:parent-style-name="Default" style:data-style-name="N11">
      <style:table-cell-properties style:glyph-orientation-vertical="0" fo:border-bottom="2.49pt solid #000000" fo:background-color="#ff99c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style>
    <style:style style:name="ce28" style:family="table-cell" style:parent-style-name="Default" style:data-style-name="N11">
      <style:table-cell-properties fo:border-bottom="0.74pt solid #000000" fo:background-color="#ff99cc" style:diagonal-bl-tr="none" style:diagonal-tl-br="none" fo:border-left="0.74pt solid #000000" fo:padding="0.71mm" fo:border-right="2.49pt solid #000000" style:rotation-align="none" fo:border-top="2.49pt solid #000000"/>
    </style:style>
    <style:style style:name="ce29" style:family="table-cell" style:parent-style-name="Default" style:data-style-name="N11">
      <style:table-cell-properties fo:border-bottom="0.74pt solid #000000" fo:background-color="#ff99cc" style:diagonal-bl-tr="none" style:diagonal-tl-br="none" fo:border-left="0.74pt solid #000000" fo:padding="0.71mm" fo:border-right="2.49pt solid #000000" style:rotation-align="none" fo:border-top="0.74pt solid #000000"/>
    </style:style>
    <style:style style:name="ce30" style:family="table-cell" style:parent-style-name="Default" style:data-style-name="N11">
      <style:table-cell-properties fo:border-bottom="2.49pt solid #000000" fo:background-color="#ff99cc" style:diagonal-bl-tr="none" style:diagonal-tl-br="none" fo:border-left="0.74pt solid #000000" fo:padding="0.71mm" fo:border-right="2.49pt solid #000000" style:rotation-align="none" fo:border-top="0.74pt solid #000000"/>
    </style:style>
    <style:style style:name="ce31" style:family="table-cell" style:parent-style-name="Default" style:data-style-name="N11">
      <style:table-cell-properties style:glyph-orientation-vertical="0" fo:border-bottom="2.49pt solid #000000" fo:background-color="#00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solid #000000" style:vertical-align="middle" loext:vertical-justify="auto"/>
      <style:paragraph-properties fo:text-align="end" css3t:text-justify="auto" fo:margin-left="0mm" style:writing-mode="page"/>
    </style:style>
    <style:style style:name="ce32"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3"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4"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5" style:family="table-cell" style:parent-style-name="Default">
      <style:table-cell-properties style:glyph-orientation-vertical="0" fo:border-bottom="1.76pt solid #000000" fo:background-color="#ccffff"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end" css3t:text-justify="auto" fo:margin-left="0mm" style:writing-mode="page"/>
    </style:style>
    <style:style style:name="ce36" style:family="table-cell" style:parent-style-name="Default">
      <style:table-cell-properties style:glyph-orientation-vertical="0" fo:border-bottom="1.76pt solid #000000" fo:background-color="#fff21a"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end" css3t:text-justify="auto" fo:margin-left="0mm" style:writing-mode="page"/>
    </style:style>
    <style:style style:name="ce37" style:family="table-cell" style:parent-style-name="Default" style:data-style-name="N157">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8" style:family="table-cell" style:parent-style-name="Default" style:data-style-name="N157">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9" style:family="table-cell" style:parent-style-name="Default" style:data-style-name="N157">
      <style:table-cell-properties fo:border-bottom="1.76pt solid #000000" fo:background-color="#ccffff" style:diagonal-bl-tr="none" style:diagonal-tl-br="none" fo:border-left="0.74pt solid #000000" fo:padding="0.71mm" fo:border-right="0.74pt solid #000000" style:rotation-align="none" fo:border-top="1.76pt solid #000000"/>
    </style:style>
    <style:style style:name="ce40" style:family="table-cell" style:parent-style-name="Default" style:data-style-name="N157">
      <style:table-cell-properties style:glyph-orientation-vertical="0" fo:border-bottom="1.76pt solid #000000" fo:background-color="#fff21a"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end" css3t:text-justify="auto" fo:margin-left="0mm" style:writing-mode="page"/>
    </style:style>
    <style:style style:name="ce41" style:family="table-cell" style:parent-style-name="Default" style:data-style-name="N11">
      <style:table-cell-properties style:glyph-orientation-vertical="0" fo:border-bottom="1.76pt solid #000000" fo:background-color="#cc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42" style:family="table-cell" style:parent-style-name="Default" style:data-style-name="N11">
      <style:table-cell-properties style:glyph-orientation-vertical="0" fo:border-bottom="0.74pt solid #000000" fo:background-color="#cc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3" style:family="table-cell" style:parent-style-name="Default" style:data-style-name="N11">
      <style:table-cell-properties style:glyph-orientation-vertical="0" fo:background-color="#cc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Default" style:data-style-name="N11">
      <style:table-cell-properties fo:border-bottom="1.76pt solid #000000" fo:background-color="#ccffff" style:diagonal-bl-tr="none" style:diagonal-tl-br="none" fo:border-left="0.74pt solid #000000" fo:padding="0.71mm" fo:border-right="none" style:rotation-align="none" fo:border-top="1.76pt solid #000000"/>
    </style:style>
    <style:style style:name="ce45" style:family="table-cell" style:parent-style-name="Default" style:data-style-name="N11">
      <style:table-cell-properties style:glyph-orientation-vertical="0" fo:border-bottom="1.76pt solid #000000" fo:background-color="#fff21a"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end" css3t:text-justify="auto" fo:margin-left="0mm" style:writing-mode="page"/>
    </style:style>
    <style:style style:name="ce46"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47" style:family="table-cell" style:parent-style-name="Default">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8"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9" style:family="table-cell" style:parent-style-name="Default">
      <style:table-cell-properties style:glyph-orientation-vertical="0" fo:border-bottom="none" fo:background-color="#ccff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0" style:family="table-cell" style:parent-style-name="Default">
      <style:table-cell-properties style:glyph-orientation-vertical="0" fo:border-bottom="1.76pt solid #000000" fo:background-color="#ffcc99"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end" css3t:text-justify="auto" fo:margin-left="0mm" style:writing-mode="page"/>
    </style:style>
    <style:style style:name="ce51"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style>
    <style:style style:name="ce52" style:family="table-cell" style:parent-style-name="Default" style:data-style-name="N157">
      <style:table-cell-properties fo:border-bottom="0.74pt solid #000000" style:diagonal-bl-tr="none" style:diagonal-tl-br="none" fo:border-left="0.74pt solid #000000" fo:padding="0.71mm" fo:border-right="0.74pt solid #000000" style:rotation-align="none" fo:border-top="none"/>
    </style:style>
    <style:style style:name="ce53" style:family="table-cell" style:parent-style-name="Default" style:data-style-name="N157">
      <style:table-cell-properties fo:border-bottom="none" style:diagonal-bl-tr="none" style:diagonal-tl-br="none" fo:border-left="0.74pt solid #000000" fo:padding="0.71mm" fo:border-right="0.74pt solid #000000" style:rotation-align="none" fo:border-top="0.74pt solid #000000"/>
    </style:style>
    <style:style style:name="ce54" style:family="table-cell" style:parent-style-name="Default" style:data-style-name="N157">
      <style:table-cell-properties fo:border-bottom="1.76pt solid #000000" fo:background-color="#ffcc99" style:diagonal-bl-tr="none" style:diagonal-tl-br="none" fo:border-left="0.74pt solid #000000" fo:padding="0.71mm" fo:border-right="0.74pt solid #000000" style:rotation-align="none" fo:border-top="1.76pt solid #000000"/>
    </style:style>
    <style:style style:name="ce55" style:family="table-cell" style:parent-style-name="Default" style:data-style-name="N157">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style>
    <style:style style:name="ce56" style:family="table-cell" style:parent-style-name="Default" style:data-style-name="N11">
      <style:table-cell-properties style:glyph-orientation-vertical="0" fo:border-bottom="1.76pt solid #000000" fo:background-color="#ffcc99"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57" style:family="table-cell" style:parent-style-name="Default" style:data-style-name="N11">
      <style:table-cell-properties style:glyph-orientation-vertical="0" fo:border-bottom="0.74pt solid #000000" fo:background-color="#ffcc99"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Default" style:data-style-name="N11">
      <style:table-cell-properties style:glyph-orientation-vertical="0" fo:border-bottom="0.74pt solid #000000" fo:background-color="#ffcc99"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9" style:family="table-cell" style:parent-style-name="Default" style:data-style-name="N11">
      <style:table-cell-properties fo:border-bottom="0.74pt solid #000000" fo:background-color="#ffcc99" style:diagonal-bl-tr="none" style:diagonal-tl-br="none" fo:border-left="0.74pt solid #000000" fo:padding="0.71mm" fo:border-right="1.76pt solid #000000" style:rotation-align="none" fo:border-top="0.74pt solid #000000"/>
    </style:style>
    <style:style style:name="ce60" style:family="table-cell" style:parent-style-name="Default" style:data-style-name="N11">
      <style:table-cell-properties fo:border-bottom="none" fo:background-color="#ffcc99" style:diagonal-bl-tr="none" style:diagonal-tl-br="none" fo:border-left="0.74pt solid #000000" fo:padding="0.71mm" fo:border-right="1.76pt solid #000000" style:rotation-align="none" fo:border-top="0.74pt solid #000000"/>
    </style:style>
    <style:style style:name="ce61" style:family="table-cell" style:parent-style-name="Default" style:data-style-name="N11">
      <style:table-cell-properties fo:border-bottom="1.76pt solid #000000" fo:background-color="#ffcc99" style:diagonal-bl-tr="none" style:diagonal-tl-br="none" fo:border-left="0.74pt solid #000000" fo:padding="0.71mm" fo:border-right="1.76pt solid #000000" style:rotation-align="none" fo:border-top="1.76pt solid #000000"/>
    </style:style>
    <style:style style:name="ce62" style:family="table-cell" style:parent-style-name="Default" style:data-style-name="N11">
      <style:table-cell-properties style:glyph-orientation-vertical="0" fo:border-bottom="1.76pt solid #000000"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none" style:vertical-align="middle" loext:vertical-justify="auto"/>
      <style:paragraph-properties fo:text-align="end" css3t:text-justify="auto" fo:margin-left="0mm" style:writing-mode="page"/>
    </style:style>
    <style:style style:name="ce63"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2.49pt solid #000000" fo:background-color="#ccffff" style:diagonal-bl-tr="none" style:diagonal-tl-br="none" style:text-align-source="fix" style:repeat-content="false" fo:wrap-option="no-wrap" fo:border-left="2.49pt solid #000000" style:direction="ltr" fo:padding="0.71mm" fo:border-right="0.74pt solid #000000" style:rotation-angle="0" style:rotation-align="none" style:shrink-to-fit="false" fo:border-top="2.49pt solid #000000"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fo:background-color="#ccffff" style:diagonal-bl-tr="none" style:diagonal-tl-br="none" style:text-align-source="fix" style:repeat-content="false" fo:wrap-option="no-wrap" fo:border-left="2.49pt solid #000000" style:direction="ltr" fo:padding="0.71mm" fo:border-right="0.74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style:glyph-orientation-vertical="0" fo:border-bottom="0.74pt solid #000000" fo:background-color="#ccffff" style:diagonal-bl-tr="none" style:diagonal-tl-br="none" style:text-align-source="fix" style:repeat-content="false" fo:wrap-option="no-wrap" fo:border-left="2.49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fo:border-bottom="2.49pt solid #000000" fo:background-color="#ccffff" style:diagonal-bl-tr="none" style:diagonal-tl-br="none" style:text-align-source="fix" style:repeat-content="false" fo:wrap-option="no-wrap" fo:border-left="2.49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2.49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solid #000000" style:vertical-align="middle" loext:vertical-justify="auto"/>
      <style:paragraph-properties fo:text-align="center" css3t:text-justify="auto" fo:margin-left="0mm" style:writing-mode="page"/>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2.49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2" style:family="table-cell" style:parent-style-name="Default" style:data-style-name="N11">
      <style:table-cell-properties style:glyph-orientation-vertical="0" fo:border-bottom="2.49pt solid #000000" fo:background-color="#ffff99"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solid #000000" style:vertical-align="middle" loext:vertical-justify="auto"/>
      <style:paragraph-properties fo:text-align="center" css3t:text-justify="auto" fo:margin-left="0mm" style:writing-mode="page"/>
    </style:style>
    <style:style style:name="ce73" style:family="table-cell" style:parent-style-name="Default" style:data-style-name="N11">
      <style:table-cell-properties style:glyph-orientation-vertical="0" fo:border-bottom="0.74pt solid #000000" fo:background-color="#ffff99"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solid #000000" style:vertical-align="middle" loext:vertical-justify="auto"/>
      <style:paragraph-properties fo:text-align="end" css3t:text-justify="auto" fo:margin-left="0mm" style:writing-mode="page"/>
    </style:style>
    <style:style style:name="ce74" style:family="table-cell" style:parent-style-name="Default" style:data-style-name="N11">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style>
    <style:style style:name="ce75" style:family="table-cell" style:parent-style-name="Default" style:data-style-name="N11">
      <style:table-cell-properties style:glyph-orientation-vertical="0" fo:border-bottom="2.49pt solid #000000" fo:background-color="#ffff99"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2.49pt solid #000000"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style>
    <style:style style:name="ce7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fo:border-left="0.74pt solid #000000" fo:padding="0.71mm" fo:border-right="2.49pt solid #000000" style:rotation-align="none" fo:border-top="0.74pt solid #000000"/>
    </style:style>
    <style:style style:name="ce80" style:family="table-cell" style:parent-style-name="Default">
      <style:table-cell-properties style:glyph-orientation-vertical="0" fo:border-bottom="2.49pt solid #000000"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1.69mm" fo:min-width="22.47mm" fo:padding-top="0.56mm" fo:padding-bottom="0.56mm" fo:padding-left="0.56mm" fo:padding-right="0.56mm" fo:wrap-option="wrap" draw:shadow="hidden" draw:shadow-offset-x="1mm" draw:shadow-offset-y="1mm" draw:shadow-color="#000000" draw:caption-escape-direction="auto"/>
    </style:style>
    <style:style style:name="gr2"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99mm" fo:min-width="26.92mm" fo:padding-top="0.56mm" fo:padding-bottom="0.56mm" fo:padding-left="0.56mm" fo:padding-right="0.56mm" fo:wrap-option="wrap" draw:shadow="hidden" draw:shadow-offset-x="1mm" draw:shadow-offset-y="1mm" draw:shadow-color="#000000" draw:caption-escape-direction="auto"/>
    </style:style>
    <style:style style:name="gr3"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28.63mm" fo:min-width="51.3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2.48mm" fo:min-width="38.6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28.35mm" fo:min-width="37.39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39.99mm" fo:min-width="67.66mm" fo:padding-top="0.56mm" fo:padding-bottom="0.56mm" fo:padding-left="0.56mm" fo:padding-right="0.56mm" fo:wrap-option="wrap" draw:shadow="hidden" draw:shadow-offset-x="1mm" draw:shadow-offset-y="1mm" draw:shadow-color="#000000" draw:caption-escape-direction="auto"/>
    </style:style>
    <style:style style:name="gr7"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46mm" fo:min-width="34.9mm" fo:padding-top="0.56mm" fo:padding-bottom="0.56mm" fo:padding-left="0.56mm" fo:padding-right="0.56mm" fo:wrap-option="wrap" draw:shadow="hidden" draw:shadow-offset-x="1mm" draw:shadow-offset-y="1mm" draw:shadow-color="#000000" draw:caption-escape-direction="auto"/>
    </style:style>
    <style:style style:name="gr8"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7.77mm" fo:min-width="33.64mm" fo:padding-top="0.56mm" fo:padding-bottom="0.56mm" fo:padding-left="0.56mm" fo:padding-right="0.56mm" fo:wrap-option="wrap" draw:shadow="hidden" draw:shadow-offset-x="1mm" draw:shadow-offset-y="1mm" draw:shadow-color="#000000" draw:caption-escape-direction="auto"/>
    </style:style>
    <style:style style:name="gr9"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7.78mm" fo:min-width="33.66mm" fo:padding-top="0.56mm" fo:padding-bottom="0.56mm" fo:padding-left="0.56mm" fo:padding-right="0.56mm" fo:wrap-option="wrap" draw:shadow="hidden" draw:shadow-offset-x="1mm" draw:shadow-offset-y="1mm" draw:shadow-color="#000000" draw:caption-escape-direction="auto"/>
    </style:style>
    <style:style style:name="gr10"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8.04mm" fo:min-width="34.41mm" fo:padding-top="0.56mm" fo:padding-bottom="0.56mm" fo:padding-left="0.56mm" fo:padding-right="0.56mm" fo:wrap-option="wrap" draw:shadow="hidden" draw:shadow-offset-x="1mm" draw:shadow-offset-y="1mm" draw:shadow-color="#000000" draw:caption-escape-direction="auto"/>
    </style:style>
    <style:style style:name="gr1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45.55mm" fo:min-width="44.03mm" fo:padding-top="0.56mm" fo:padding-bottom="0.56mm" fo:padding-left="0.56mm" fo:padding-right="0.56mm" fo:wrap-option="wrap" draw:shadow="hidden" draw:shadow-offset-x="1mm" draw:shadow-offset-y="1mm" draw:shadow-color="#000000" draw:caption-escape-direction="auto"/>
    </style:style>
    <style:style style:name="gr12"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51.38mm" fo:min-width="105.21mm" fo:padding-top="0.56mm" fo:padding-bottom="0.56mm" fo:padding-left="0.56mm" fo:padding-right="0.56mm" fo:wrap-option="wrap" draw:shadow="hidden" draw:shadow-offset-x="1mm" draw:shadow-offset-y="1mm" draw:shadow-color="#000000" draw:caption-escape-direction="auto"/>
    </style:style>
    <style:style style:name="gr13"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5.65mm" fo:min-width="25.89mm" fo:padding-top="0.56mm" fo:padding-bottom="0.56mm" fo:padding-left="0.56mm" fo:padding-right="0.56mm" fo:wrap-option="wrap" draw:shadow="hidden" draw:shadow-offset-x="1mm" draw:shadow-offset-y="1mm" draw:shadow-color="#000000" draw:caption-escape-direction="auto"/>
    </style:style>
    <style:style style:name="gr14"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19mm" fo:min-width="40.9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微軟正黑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微軟正黑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style:font-name="新細明體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style>
  </office:automatic-styles>
  <office:body>
    <office:spreadsheet>
      <table:calculation-settings table:case-sensitive="false" table:automatic-find-labels="false" table:use-regular-expressions="false"/>
      <table:table table:name="年現金流量" table:style-name="ta1">
        <office:forms form:automatic-focus="false" form:apply-design-mode="false"/>
        <table:table-column table:style-name="co1" table:default-cell-style-name="ce2"/>
        <table:table-column table:style-name="co2" table:default-cell-style-name="ce2"/>
        <table:table-column table:style-name="co3" table:default-cell-style-name="ce12"/>
        <table:table-column table:style-name="co4" table:default-cell-style-name="ce2"/>
        <table:table-column table:style-name="co5" table:default-cell-style-name="ce12"/>
        <table:table-column table:style-name="co6" table:default-cell-style-name="ce26"/>
        <table:table-column table:style-name="co7" table:number-columns-repeated="1018" table:default-cell-style-name="Default"/>
        <table:table-row table:style-name="ro1">
          <table:table-cell table:number-columns-repeated="1024"/>
        </table:table-row>
        <table:table-row table:style-name="ro2">
          <table:table-cell table:style-name="ce3"/>
          <table:table-cell table:style-name="ce5" office:value-type="string" calcext:value-type="string">
            <text:p>年收入項目</text:p>
          </table:table-cell>
          <table:table-cell table:style-name="ce13" office:value-type="string" calcext:value-type="string">
            <text:p>金額</text:p>
          </table:table-cell>
          <table:table-cell table:style-name="ce20" office:value-type="string" calcext:value-type="string">
            <text:p>年支出項目</text:p>
          </table:table-cell>
          <table:table-cell table:style-name="ce13" office:value-type="string" calcext:value-type="string">
            <text:p>金額</text:p>
          </table:table-cell>
          <table:table-cell table:style-name="ce27" office:value-type="string" calcext:value-type="string">
            <text:p>佔收入比例</text:p>
          </table:table-cell>
          <table:table-cell table:style-name="ce3" table:number-columns-repeated="1018"/>
        </table:table-row>
        <table:table-row table:style-name="ro1">
          <table:table-cell/>
          <table:table-cell table:style-name="ce6" office:value-type="string" calcext:value-type="string">
            <office:annotation draw:style-name="gr1" draw:text-style-name="P2" svg:width="27.47mm" svg:height="14.29mm" svg:x="35.88mm" svg:y="9.78mm" draw:caption-point-x="-3.85mm" draw:caption-point-y="2.75mm">
              <dc:date>2016-05-08T00:00:00</dc:date>
              <text:p text:style-name="P1"><text:span text:style-name="T1">若已婚</text:span><text:span text:style-name="T1">, </text:span><text:span text:style-name="T1">則為</text:span></text:p>
              <text:p text:style-name="P1"><text:span text:style-name="T1">夫妻薪水</text:span></text:p>
              <text:p text:style-name="P1"><text:span text:style-name="T1"/></text:p>
            </office:annotation>
            <text:p>年稅前薪資收入</text:p>
          </table:table-cell>
          <table:table-cell table:style-name="ce14" office:value-type="float" office:value="360000" calcext:value-type="float">
            <text:p>NT$360,000</text:p>
          </table:table-cell>
          <table:table-cell table:style-name="ce21" office:value-type="string" calcext:value-type="string">
            <office:annotation draw:style-name="gr2" draw:text-style-name="P2" svg:width="31.92mm" svg:height="19.59mm" svg:x="106.65mm" svg:y="9.78mm" draw:caption-point-x="-3.85mm" draw:caption-point-y="2.75mm">
              <dc:date>2016-05-08T00:00:00</dc:date>
              <text:p text:style-name="P1"><text:span text:style-name="T1">含每月扣繳的所得稅、健保費與綜所稅。</text:span></text:p>
              <text:p text:style-name="P1"><text:span text:style-name="T2"/></text:p>
            </office:annotation>
            <text:p>年所得稅支出</text:p>
          </table:table-cell>
          <table:table-cell table:style-name="ce14" office:value-type="float" office:value="20000" calcext:value-type="float">
            <text:p>NT$20,000</text:p>
          </table:table-cell>
          <table:table-cell table:style-name="ce28" table:formula="of:=[.E3]/([.$C$3]+[.$C$4])" office:value-type="percentage" office:value="0.0295945053361668" calcext:value-type="percentage">
            <text:p>2.96%</text:p>
          </table:table-cell>
          <table:table-cell table:number-columns-repeated="1018"/>
        </table:table-row>
        <table:table-row table:style-name="ro3">
          <table:table-cell/>
          <table:table-cell table:style-name="ce7" office:value-type="string" calcext:value-type="string">
            <office:annotation draw:style-name="gr3" draw:text-style-name="P2" svg:width="56.39mm" svg:height="31.23mm" svg:x="29.64mm" svg:y="15.88mm" draw:caption-point-x="2.39mm" draw:caption-point-y="2.74mm">
              <dc:date>2016-05-08T00:00:00</dc:date>
              <text:p text:style-name="P1"><text:span text:style-name="T1">所謂理財收入就是包括活定存債券利息、股票基金投資利潤與標會利息…等收入。您應該將您的上述這些收入計入此儲存格中。</text:span></text:p>
              <text:p text:style-name="P1"><text:span text:style-name="T2"/></text:p>
            </office:annotation>
            <text:p>年理財收入</text:p>
          </table:table-cell>
          <table:table-cell table:style-name="ce15" table:formula="of:=['file:///D:/Desktop/Dropbox/%5B104-2%20%E8%A9%A6%E7%AE%97%E8%A1%A8%E6%87%89%E7%94%A8%E5%AF%A6%E5%8B%99%EF%BC%9ALibreOffice%20Calc%5D/%5B%E5%8F%83%E8%80%83%E8%B3%87%E6%96%99%5D/%E8%A9%A6%E7%AE%97%E8%A1%A8.zip/%E8%A9%A6%E7%AE%97%E8%A1%A8/%E9%8A%80%E8%A1%8C%E6%B4%BB%E5%AE%9A%E5%AD%98%E8%A9%A6%E7%AE%97%E8%A1%A8.xls'#$定期存款.F14]+['file:///D:/Desktop/Dropbox/%5B104-2%20%E8%A9%A6%E7%AE%97%E8%A1%A8%E6%87%89%E7%94%A8%E5%AF%A6%E5%8B%99%EF%BC%9ALibreOffice%20Calc%5D/%5B%E5%8F%83%E8%80%83%E8%B3%87%E6%96%99%5D/%E8%A9%A6%E7%AE%97%E8%A1%A8.zip/%E8%A9%A6%E7%AE%97%E8%A1%A8/%E6%A8%99%E6%9C%83%E8%A9%A6%E7%AE%97%E8%A1%A8.xls'#$AAA之會.E2]*['file:///D:/Desktop/Dropbox/%5B104-2%20%E8%A9%A6%E7%AE%97%E8%A1%A8%E6%87%89%E7%94%A8%E5%AF%A6%E5%8B%99%EF%BC%9ALibreOffice%20Calc%5D/%5B%E5%8F%83%E8%80%83%E8%B3%87%E6%96%99%5D/%E8%A9%A6%E7%AE%97%E8%A1%A8.zip/%E8%A9%A6%E7%AE%97%E8%A1%A8/%E6%A8%99%E6%9C%83%E8%A9%A6%E7%AE%97%E8%A1%A8.xls'#$AAA之會.H2]+['file:///D:/Desktop/Dropbox/%5B104-2%20%E8%A9%A6%E7%AE%97%E8%A1%A8%E6%87%89%E7%94%A8%E5%AF%A6%E5%8B%99%EF%BC%9ALibreOffice%20Calc%5D/%5B%E5%8F%83%E8%80%83%E8%B3%87%E6%96%99%5D/%E8%A9%A6%E7%AE%97%E8%A1%A8.zip/%E8%A9%A6%E7%AE%97%E8%A1%A8/%E6%A8%99%E6%9C%83%E8%A9%A6%E7%AE%97%E8%A1%A8.xls'#$BBB之會.E2]*['file:///D:/Desktop/Dropbox/%5B104-2%20%E8%A9%A6%E7%AE%97%E8%A1%A8%E6%87%89%E7%94%A8%E5%AF%A6%E5%8B%99%EF%BC%9ALibreOffice%20Calc%5D/%5B%E5%8F%83%E8%80%83%E8%B3%87%E6%96%99%5D/%E8%A9%A6%E7%AE%97%E8%A1%A8.zip/%E8%A9%A6%E7%AE%97%E8%A1%A8/%E6%A8%99%E6%9C%83%E8%A9%A6%E7%AE%97%E8%A1%A8.xls'#$BBB之會.H2]+['file:///D:/Desktop/Dropbox/%5B104-2%20%E8%A9%A6%E7%AE%97%E8%A1%A8%E6%87%89%E7%94%A8%E5%AF%A6%E5%8B%99%EF%BC%9ALibreOffice%20Calc%5D/%5B%E5%8F%83%E8%80%83%E8%B3%87%E6%96%99%5D/%E8%A9%A6%E7%AE%97%E8%A1%A8.zip/%E8%A9%A6%E7%AE%97%E8%A1%A8/%E6%A8%99%E6%9C%83%E8%A9%A6%E7%AE%97%E8%A1%A8.xls'#$CCC之會.E2]*['file:///D:/Desktop/Dropbox/%5B104-2%20%E8%A9%A6%E7%AE%97%E8%A1%A8%E6%87%89%E7%94%A8%E5%AF%A6%E5%8B%99%EF%BC%9ALibreOffice%20Calc%5D/%5B%E5%8F%83%E8%80%83%E8%B3%87%E6%96%99%5D/%E8%A9%A6%E7%AE%97%E8%A1%A8.zip/%E8%A9%A6%E7%AE%97%E8%A1%A8/%E6%A8%99%E6%9C%83%E8%A9%A6%E7%AE%97%E8%A1%A8.xls'#$CCC之會.H2]" office:value-type="float" office:value="315801.125" calcext:value-type="float">
            <text:p>NT$315,801</text:p>
          </table:table-cell>
          <table:table-cell table:style-name="ce22" office:value-type="string" calcext:value-type="string">
            <text:p>年生活費用支出</text:p>
          </table:table-cell>
          <table:table-cell table:style-name="ce15" table:formula="of:=['file:///D:/Desktop/Dropbox/%5B104-2%20%E8%A9%A6%E7%AE%97%E8%A1%A8%E6%87%89%E7%94%A8%E5%AF%A6%E5%8B%99%EF%BC%9ALibreOffice%20Calc%5D/%5B%E5%8F%83%E8%80%83%E8%B3%87%E6%96%99%5D/%E8%A9%A6%E7%AE%97%E8%A1%A8.zip/%E8%A9%A6%E7%AE%97%E8%A1%A8/%E6%97%A5%E8%A8%98%E5%B8%B3%E8%A9%A6%E7%AE%97%E8%A1%A8.xls'#$樞鈕分析表.N23]" office:value-type="float" office:value="60000" calcext:value-type="float">
            <text:p>NT$60,000</text:p>
          </table:table-cell>
          <table:table-cell table:style-name="ce29" table:formula="of:=[.E4]/([.$C$3]+[.$C$4])" office:value-type="percentage" office:value="0.0887835160085003" calcext:value-type="percentage">
            <text:p>8.88%</text:p>
          </table:table-cell>
          <table:table-cell table:number-columns-repeated="1018"/>
        </table:table-row>
        <table:table-row table:style-name="ro3">
          <table:table-cell/>
          <table:table-cell table:style-name="ce8" office:value-type="string" calcext:value-type="string">
            <office:annotation draw:style-name="gr4" draw:text-style-name="P2" svg:width="43.66mm" svg:height="15.08mm" svg:x="35.88mm" svg:y="21.7mm" draw:caption-point-x="-3.85mm" draw:caption-point-y="2.74mm">
              <dc:date>2016-05-08T00:00:00</dc:date>
              <text:p text:style-name="P1"><text:span text:style-name="T1">例如，鐘點費、兼差所得、股東分紅</text:span><text:span text:style-name="T1">..</text:span><text:span text:style-name="T1">等收入。</text:span></text:p>
              <text:p text:style-name="P1"><text:span text:style-name="T2"/></text:p>
            </office:annotation>
            <text:p>年稅前其他收入</text:p>
          </table:table-cell>
          <table:table-cell table:style-name="ce15" office:value-type="float" office:value="25000" calcext:value-type="float">
            <text:p>NT$25,000</text:p>
          </table:table-cell>
          <table:table-cell table:style-name="ce22" office:value-type="string" calcext:value-type="string">
            <office:annotation draw:style-name="gr5" draw:text-style-name="P2" svg:width="42.39mm" svg:height="30.95mm" svg:x="98.67mm" svg:y="21.7mm" draw:caption-point-x="4.13mm" draw:caption-point-y="2.74mm">
              <dc:date>2016-05-08T00:00:00</dc:date>
              <text:p text:style-name="P1"><text:span text:style-name="T1">在此我們所計算的死會利息是將該死會的平均標金乘上死會以後的會數。您目前有多少死會都應計入於此。</text:span></text:p>
              <text:p text:style-name="P1"><text:span text:style-name="T2"/></text:p>
            </office:annotation>
            <text:p>年死會利息支出</text:p>
          </table:table-cell>
          <table:table-cell table:style-name="ce16" table:formula="of:=(['file:///D:/Desktop/Dropbox/%5B104-2%20%E8%A9%A6%E7%AE%97%E8%A1%A8%E6%87%89%E7%94%A8%E5%AF%A6%E5%8B%99%EF%BC%9ALibreOffice%20Calc%5D/%5B%E5%8F%83%E8%80%83%E8%B3%87%E6%96%99%5D/%E8%A9%A6%E7%AE%97%E8%A1%A8.zip/%E8%A9%A6%E7%AE%97%E8%A1%A8/%E6%A8%99%E6%9C%83%E8%A9%A6%E7%AE%97%E8%A1%A8.xls'#$AAA之會.E2]*(['file:///D:/Desktop/Dropbox/%5B104-2%20%E8%A9%A6%E7%AE%97%E8%A1%A8%E6%87%89%E7%94%A8%E5%AF%A6%E5%8B%99%EF%BC%9ALibreOffice%20Calc%5D/%5B%E5%8F%83%E8%80%83%E8%B3%87%E6%96%99%5D/%E8%A9%A6%E7%AE%97%E8%A1%A8.zip/%E8%A9%A6%E7%AE%97%E8%A1%A8/%E6%A8%99%E6%9C%83%E8%A9%A6%E7%AE%97%E8%A1%A8.xls'#$AAA之會.C2]-['file:///D:/Desktop/Dropbox/%5B104-2%20%E8%A9%A6%E7%AE%97%E8%A1%A8%E6%87%89%E7%94%A8%E5%AF%A6%E5%8B%99%EF%BC%9ALibreOffice%20Calc%5D/%5B%E5%8F%83%E8%80%83%E8%B3%87%E6%96%99%5D/%E8%A9%A6%E7%AE%97%E8%A1%A8.zip/%E8%A9%A6%E7%AE%97%E8%A1%A8/%E6%A8%99%E6%9C%83%E8%A9%A6%E7%AE%97%E8%A1%A8.xls'#$AAA之會.H2]))+(['file:///D:/Desktop/Dropbox/%5B104-2%20%E8%A9%A6%E7%AE%97%E8%A1%A8%E6%87%89%E7%94%A8%E5%AF%A6%E5%8B%99%EF%BC%9ALibreOffice%20Calc%5D/%5B%E5%8F%83%E8%80%83%E8%B3%87%E6%96%99%5D/%E8%A9%A6%E7%AE%97%E8%A1%A8.zip/%E8%A9%A6%E7%AE%97%E8%A1%A8/%E6%A8%99%E6%9C%83%E8%A9%A6%E7%AE%97%E8%A1%A8.xls'#$BBB之會.E2]*(['file:///D:/Desktop/Dropbox/%5B104-2%20%E8%A9%A6%E7%AE%97%E8%A1%A8%E6%87%89%E7%94%A8%E5%AF%A6%E5%8B%99%EF%BC%9ALibreOffice%20Calc%5D/%5B%E5%8F%83%E8%80%83%E8%B3%87%E6%96%99%5D/%E8%A9%A6%E7%AE%97%E8%A1%A8.zip/%E8%A9%A6%E7%AE%97%E8%A1%A8/%E6%A8%99%E6%9C%83%E8%A9%A6%E7%AE%97%E8%A1%A8.xls'#$BBB之會.C2]-['file:///D:/Desktop/Dropbox/%5B104-2%20%E8%A9%A6%E7%AE%97%E8%A1%A8%E6%87%89%E7%94%A8%E5%AF%A6%E5%8B%99%EF%BC%9ALibreOffice%20Calc%5D/%5B%E5%8F%83%E8%80%83%E8%B3%87%E6%96%99%5D/%E8%A9%A6%E7%AE%97%E8%A1%A8.zip/%E8%A9%A6%E7%AE%97%E8%A1%A8/%E6%A8%99%E6%9C%83%E8%A9%A6%E7%AE%97%E8%A1%A8.xls'#$BBB之會.H2]))+(['file:///D:/Desktop/Dropbox/%5B104-2%20%E8%A9%A6%E7%AE%97%E8%A1%A8%E6%87%89%E7%94%A8%E5%AF%A6%E5%8B%99%EF%BC%9ALibreOffice%20Calc%5D/%5B%E5%8F%83%E8%80%83%E8%B3%87%E6%96%99%5D/%E8%A9%A6%E7%AE%97%E8%A1%A8.zip/%E8%A9%A6%E7%AE%97%E8%A1%A8/%E6%A8%99%E6%9C%83%E8%A9%A6%E7%AE%97%E8%A1%A8.xls'#$CCC之會.E2]*(['file:///D:/Desktop/Dropbox/%5B104-2%20%E8%A9%A6%E7%AE%97%E8%A1%A8%E6%87%89%E7%94%A8%E5%AF%A6%E5%8B%99%EF%BC%9ALibreOffice%20Calc%5D/%5B%E5%8F%83%E8%80%83%E8%B3%87%E6%96%99%5D/%E8%A9%A6%E7%AE%97%E8%A1%A8.zip/%E8%A9%A6%E7%AE%97%E8%A1%A8/%E6%A8%99%E6%9C%83%E8%A9%A6%E7%AE%97%E8%A1%A8.xls'#$CCC之會.C2]-['file:///D:/Desktop/Dropbox/%5B104-2%20%E8%A9%A6%E7%AE%97%E8%A1%A8%E6%87%89%E7%94%A8%E5%AF%A6%E5%8B%99%EF%BC%9ALibreOffice%20Calc%5D/%5B%E5%8F%83%E8%80%83%E8%B3%87%E6%96%99%5D/%E8%A9%A6%E7%AE%97%E8%A1%A8.zip/%E8%A9%A6%E7%AE%97%E8%A1%A8/%E6%A8%99%E6%9C%83%E8%A9%A6%E7%AE%97%E8%A1%A8.xls'#$AAA之會.H2]))" office:value-type="float" office:value="129183.995172764" calcext:value-type="float">
            <text:p>NT$129,184</text:p>
          </table:table-cell>
          <table:table-cell table:style-name="ce29" table:formula="of:=[.E5]/([.$C$3]+[.$C$4])" office:value-type="percentage" office:value="0.191156821724386" calcext:value-type="percentage">
            <text:p>19.12%</text:p>
          </table:table-cell>
          <table:table-cell table:number-columns-repeated="1018"/>
        </table:table-row>
        <table:table-row table:style-name="ro3">
          <table:table-cell/>
          <table:table-cell table:style-name="ce8"/>
          <table:table-cell table:style-name="ce15"/>
          <table:table-cell table:style-name="ce22" office:value-type="string" calcext:value-type="string">
            <text:p>年房貸利息支出</text:p>
          </table:table-cell>
          <table:table-cell table:style-name="ce15" office:value-type="float" office:value="0" calcext:value-type="float">
            <text:p>NT$0</text:p>
          </table:table-cell>
          <table:table-cell table:style-name="ce29" table:formula="of:=[.E6]/([.$C$3]+[.$C$4])" office:value-type="percentage" office:value="0" calcext:value-type="percentage">
            <text:p>0.00%</text:p>
          </table:table-cell>
          <table:table-cell table:number-columns-repeated="1018"/>
        </table:table-row>
        <table:table-row table:style-name="ro3">
          <table:table-cell/>
          <table:table-cell table:style-name="ce8"/>
          <table:table-cell table:style-name="ce16" office:value-type="string" calcext:value-type="string">
            <text:p><text:s/></text:p>
          </table:table-cell>
          <table:table-cell table:style-name="ce22" office:value-type="string" calcext:value-type="string">
            <text:p>年交通工具貸款利息支出</text:p>
          </table:table-cell>
          <table:table-cell table:style-name="ce15" office:value-type="float" office:value="0" calcext:value-type="float">
            <text:p>NT$0</text:p>
          </table:table-cell>
          <table:table-cell table:style-name="ce29" table:formula="of:=[.E7]/([.$C$3]+[.$C$4])" office:value-type="percentage" office:value="0" calcext:value-type="percentage">
            <text:p>0.00%</text:p>
          </table:table-cell>
          <table:table-cell table:number-columns-repeated="1018"/>
        </table:table-row>
        <table:table-row table:style-name="ro1">
          <table:table-cell/>
          <table:table-cell table:style-name="ce9"/>
          <table:table-cell table:style-name="ce17"/>
          <table:table-cell table:style-name="ce23" office:value-type="string" calcext:value-type="string">
            <text:p>其他利息支出</text:p>
          </table:table-cell>
          <table:table-cell table:style-name="ce17" office:value-type="float" office:value="0" calcext:value-type="float">
            <text:p>NT$0</text:p>
          </table:table-cell>
          <table:table-cell table:style-name="ce30" table:formula="of:=[.E8]/([.$C$3]+[.$C$4])" office:value-type="percentage" office:value="0" calcext:value-type="percentage">
            <text:p>0.00%</text:p>
          </table:table-cell>
          <table:table-cell table:number-columns-repeated="1018"/>
        </table:table-row>
        <table:table-row table:style-name="ro2">
          <table:table-cell table:style-name="ce4"/>
          <table:table-cell table:style-name="ce10" office:value-type="string" calcext:value-type="string">
            <text:p>年收入合計：</text:p>
          </table:table-cell>
          <table:table-cell table:style-name="ce18" table:formula="of:=SUM([.C3:.C8])" office:value-type="float" office:value="700801.125" calcext:value-type="float">
            <text:p>NT$700,801</text:p>
          </table:table-cell>
          <table:table-cell table:style-name="ce24" office:value-type="string" calcext:value-type="string">
            <text:p>年支出合計：</text:p>
          </table:table-cell>
          <table:table-cell table:style-name="ce18" table:formula="of:=SUM([.E3:.E8])" office:value-type="float" office:value="209183.995172764" calcext:value-type="float">
            <text:p>NT$209,184</text:p>
          </table:table-cell>
          <table:table-cell table:style-name="ce31"/>
          <table:table-cell table:style-name="ce4" table:number-columns-repeated="1018"/>
        </table:table-row>
        <table:table-row table:style-name="ro2">
          <table:table-cell table:number-columns-repeated="1024"/>
        </table:table-row>
        <table:table-row table:style-name="ro1">
          <table:table-cell table:style-name="ce4"/>
          <table:table-cell table:style-name="ce11" office:value-type="string" calcext:value-type="string">
            <text:p>淨儲蓄值：</text:p>
          </table:table-cell>
          <table:table-cell table:style-name="ce19" table:formula="of:=[.C9]-[.E9]" office:value-type="float" office:value="491617.129827236" calcext:value-type="float">
            <text:p>NT$491,617</text:p>
          </table:table-cell>
          <table:table-cell table:style-name="ce25"/>
          <table:table-cell table:style-name="ce4" table:number-columns-repeated="1020"/>
        </table:table-row>
        <table:table-row table:style-name="ro3">
          <table:table-cell table:number-columns-repeated="3"/>
          <table:table-cell table:style-name="ce26"/>
          <table:table-cell table:style-name="ce2" table:number-columns-repeated="2"/>
          <table:table-cell table:number-columns-repeated="1018"/>
        </table:table-row>
        <table:table-row table:style-name="ro3" table:number-rows-repeated="1048563">
          <table:table-cell table:number-columns-repeated="1024"/>
        </table:table-row>
        <table:table-row table:style-name="ro3">
          <table:table-cell table:number-columns-repeated="1024"/>
        </table:table-row>
      </table:table>
      <table:table table:name="資產負債表" table:style-name="ta2">
        <table:table-column table:style-name="co8" table:default-cell-style-name="ce2"/>
        <table:table-column table:style-name="co9" table:default-cell-style-name="ce3"/>
        <table:table-column table:style-name="co10" table:default-cell-style-name="ce12"/>
        <table:table-column table:style-name="co11" table:default-cell-style-name="ce26"/>
        <table:table-column table:style-name="co12" table:default-cell-style-name="ce3"/>
        <table:table-column table:style-name="co6" table:default-cell-style-name="ce12"/>
        <table:table-column table:style-name="co5" table:default-cell-style-name="ce26"/>
        <table:table-column table:style-name="co7" table:number-columns-repeated="1017" table:default-cell-style-name="Default"/>
        <table:table-row table:style-name="ro4">
          <table:table-cell table:number-columns-repeated="1024"/>
        </table:table-row>
        <table:table-row table:style-name="ro1">
          <table:table-cell table:style-name="ce3"/>
          <table:table-cell table:style-name="ce32" office:value-type="string" calcext:value-type="string">
            <text:p>資產項目</text:p>
          </table:table-cell>
          <table:table-cell table:style-name="ce37" office:value-type="string" calcext:value-type="string">
            <text:p>金<text:span text:style-name="T4">   </text:span><text:span text:style-name="T5">額</text:span></text:p>
          </table:table-cell>
          <table:table-cell table:style-name="ce41" office:value-type="string" calcext:value-type="string">
            <text:p>佔資產比率</text:p>
          </table:table-cell>
          <table:table-cell table:style-name="ce46" office:value-type="string" calcext:value-type="string">
            <text:p>負債項目</text:p>
          </table:table-cell>
          <table:table-cell table:style-name="ce37" office:value-type="string" calcext:value-type="string">
            <text:p>金<text:span text:style-name="T4">   </text:span><text:span text:style-name="T5">額</text:span></text:p>
          </table:table-cell>
          <table:table-cell table:style-name="ce56" office:value-type="string" calcext:value-type="string">
            <text:p>佔負債比率</text:p>
          </table:table-cell>
          <table:table-cell table:style-name="ce3" table:number-columns-repeated="1017"/>
        </table:table-row>
        <table:table-row table:style-name="ro3">
          <table:table-cell table:style-name="ce3"/>
          <table:table-cell table:style-name="ce33" office:value-type="string" calcext:value-type="string">
            <text:p>現金</text:p>
          </table:table-cell>
          <table:table-cell table:style-name="ce38" office:value-type="float" office:value="0" calcext:value-type="float">
            <text:p>NT$0</text:p>
          </table:table-cell>
          <table:table-cell table:style-name="ce42" table:formula="of:=[.C3]/[.$C$17]" office:value-type="percentage" office:value="0" calcext:value-type="percentage">
            <text:p>0.00%</text:p>
          </table:table-cell>
          <table:table-cell table:style-name="ce47" office:value-type="string" calcext:value-type="string">
            <text:p>應繳死會</text:p>
          </table:table-cell>
          <table:table-cell table:style-name="ce52" table:formula="of:=['file:///D:/Desktop/Dropbox/%5B104-2%20%E8%A9%A6%E7%AE%97%E8%A1%A8%E6%87%89%E7%94%A8%E5%AF%A6%E5%8B%99%EF%BC%9ALibreOffice%20Calc%5D/%5B%E5%8F%83%E8%80%83%E8%B3%87%E6%96%99%5D/%E8%A9%A6%E7%AE%97%E8%A1%A8.zip/%E8%A9%A6%E7%AE%97%E8%A1%A8/%E6%A8%99%E6%9C%83%E8%A9%A6%E7%AE%97%E8%A1%A8.xls'#$AAA之會.J2]+['file:///D:/Desktop/Dropbox/%5B104-2%20%E8%A9%A6%E7%AE%97%E8%A1%A8%E6%87%89%E7%94%A8%E5%AF%A6%E5%8B%99%EF%BC%9ALibreOffice%20Calc%5D/%5B%E5%8F%83%E8%80%83%E8%B3%87%E6%96%99%5D/%E8%A9%A6%E7%AE%97%E8%A1%A8.zip/%E8%A9%A6%E7%AE%97%E8%A1%A8/%E6%A8%99%E6%9C%83%E8%A9%A6%E7%AE%97%E8%A1%A8.xls'#$BBB之會.J2]+['file:///D:/Desktop/Dropbox/%5B104-2%20%E8%A9%A6%E7%AE%97%E8%A1%A8%E6%87%89%E7%94%A8%E5%AF%A6%E5%8B%99%EF%BC%9ALibreOffice%20Calc%5D/%5B%E5%8F%83%E8%80%83%E8%B3%87%E6%96%99%5D/%E8%A9%A6%E7%AE%97%E8%A1%A8.zip/%E8%A9%A6%E7%AE%97%E8%A1%A8/%E6%A8%99%E6%9C%83%E8%A9%A6%E7%AE%97%E8%A1%A8.xls'#$CCC之會.J2]" office:value-type="float" office:value="400000" calcext:value-type="float">
            <office:annotation draw:style-name="gr6" draw:text-style-name="P2" svg:width="72.66mm" svg:height="42.59mm" svg:x="144.52mm" svg:y="7.15mm" draw:caption-point-x="-3.85mm" draw:caption-point-y="2.73mm">
              <dc:date>2016-05-08T00:00:00</dc:date>
              <text:p text:style-name="P1"><text:span text:style-name="T1">公式為：</text:span></text:p>
              <text:p text:style-name="P1"><text:span text:style-name="T1">=[</text:span><text:span text:style-name="T1">標會試算表</text:span><text:span text:style-name="T1">.xls]AAA</text:span><text:span text:style-name="T1">之會</text:span><text:span text:style-name="T1">'!J2+[</text:span><text:span text:style-name="T1">標會試算表</text:span><text:span text:style-name="T1">.xls]BBB</text:span><text:span text:style-name="T1">之會</text:span><text:span text:style-name="T1">'!J2+[</text:span><text:span text:style-name="T1">標會試算表</text:span><text:span text:style-name="T1">.xls]CCC</text:span><text:span text:style-name="T1">之會</text:span><text:span text:style-name="T1">'!J2</text:span></text:p>
              <text:p text:style-name="P1"><text:span text:style-name="T1"/></text:p>
              <text:p text:style-name="P1"><text:span text:style-name="T1">但是，只有未到尾會就已經標下來的會才有死會，所以您應該斟酌修改本公式。</text:span></text:p>
              <text:p text:style-name="P1"><text:span text:style-name="T2"/></text:p>
            </office:annotation>
            <text:p>NT$400,000</text:p>
          </table:table-cell>
          <table:table-cell table:style-name="ce57" table:formula="of:=[.F3]/[.$F$17]" office:value-type="percentage" office:value="0.930232558139535" calcext:value-type="percentage">
            <text:p>93.02%</text:p>
          </table:table-cell>
          <table:table-cell table:style-name="ce3" table:number-columns-repeated="1017"/>
        </table:table-row>
        <table:table-row table:style-name="ro3">
          <table:table-cell/>
          <table:table-cell table:style-name="ce34" office:value-type="string" calcext:value-type="string">
            <text:p>活期存款</text:p>
          </table:table-cell>
          <table:table-cell table:style-name="ce15" table:formula="of:=['file:///D:/Desktop/Dropbox/%5B104-2%20%E8%A9%A6%E7%AE%97%E8%A1%A8%E6%87%89%E7%94%A8%E5%AF%A6%E5%8B%99%EF%BC%9ALibreOffice%20Calc%5D/%5B%E5%8F%83%E8%80%83%E8%B3%87%E6%96%99%5D/%E8%A9%A6%E7%AE%97%E8%A1%A8.zip/%E8%A9%A6%E7%AE%97%E8%A1%A8/%E9%8A%80%E8%A1%8C%E6%B4%BB%E5%AE%9A%E5%AD%98%E8%A9%A6%E7%AE%97%E8%A1%A8.xls'#$活定存總合.C2]" office:value-type="float" office:value="820285.5" calcext:value-type="float">
            <office:annotation draw:style-name="gr7" draw:text-style-name="P2" svg:width="39.9mm" svg:height="19.06mm" svg:x="89.94mm" svg:y="14.81mm" draw:caption-point-x="-23.03mm" draw:caption-point-y="0.9mm">
              <dc:date>2016-05-08T00:00:00</dc:date>
              <text:p text:style-name="P1"><text:span text:style-name="T1">就是銀行活定存試算表</text:span><text:span text:style-name="T1">.xls</text:span><text:span text:style-name="T1">裡的『活定存總合』工作表裡的</text:span><text:span text:style-name="T1">B2</text:span><text:span text:style-name="T1">格</text:span></text:p>
            </office:annotation>
            <text:p>NT$820,286</text:p>
          </table:table-cell>
          <table:table-cell table:style-name="ce43" table:formula="of:=[.C4]/[.$C$17]" office:value-type="percentage" office:value="0.129419372499684" calcext:value-type="percentage">
            <text:p>12.94%</text:p>
          </table:table-cell>
          <table:table-cell table:style-name="ce48" office:value-type="string" calcext:value-type="string">
            <text:p>信用卡付款</text:p>
          </table:table-cell>
          <table:table-cell table:style-name="ce15" office:value-type="float" office:value="30000" calcext:value-type="float">
            <text:p>NT$30,000</text:p>
          </table:table-cell>
          <table:table-cell table:style-name="ce58" table:formula="of:=[.F4]/[.$F$17]" office:value-type="percentage" office:value="0.0697674418604651" calcext:value-type="percentage">
            <text:p>6.98%</text:p>
          </table:table-cell>
          <table:table-cell table:number-columns-repeated="1017"/>
        </table:table-row>
        <table:table-row table:style-name="ro3">
          <table:table-cell/>
          <table:table-cell table:style-name="ce34" office:value-type="string" calcext:value-type="string">
            <text:p>定期存款</text:p>
          </table:table-cell>
          <table:table-cell table:style-name="ce15" table:formula="of:=['file:///D:/Desktop/Dropbox/%5B104-2%20%E8%A9%A6%E7%AE%97%E8%A1%A8%E6%87%89%E7%94%A8%E5%AF%A6%E5%8B%99%EF%BC%9ALibreOffice%20Calc%5D/%5B%E5%8F%83%E8%80%83%E8%B3%87%E6%96%99%5D/%E8%A9%A6%E7%AE%97%E8%A1%A8.zip/%E8%A9%A6%E7%AE%97%E8%A1%A8/%E9%8A%80%E8%A1%8C%E6%B4%BB%E5%AE%9A%E5%AD%98%E8%A9%A6%E7%AE%97%E8%A1%A8.xls'#$活定存總合.C3]" office:value-type="float" office:value="703859.479166667" calcext:value-type="float">
            <office:annotation draw:style-name="gr8" draw:text-style-name="P2" svg:width="38.64mm" svg:height="20.37mm" svg:x="89.94mm" svg:y="20.64mm" draw:caption-point-x="-23.03mm" draw:caption-point-y="0.89mm">
              <dc:date>2016-05-08T00:00:00</dc:date>
              <text:p text:style-name="P1"><text:span text:style-name="T1">就是銀行活定存試算表</text:span><text:span text:style-name="T1">.xls</text:span><text:span text:style-name="T1">裡的『活定存總合』工作表裡的</text:span><text:span text:style-name="T1">B3</text:span><text:span text:style-name="T1">格</text:span></text:p>
              <text:p text:style-name="P1"><text:span text:style-name="T2"/></text:p>
            </office:annotation>
            <text:p>NT$703,859</text:p>
          </table:table-cell>
          <table:table-cell table:style-name="ce43" table:formula="of:=[.C5]/[.$C$17]" office:value-type="percentage" office:value="0.111050423446111" calcext:value-type="percentage">
            <text:p>11.11%</text:p>
          </table:table-cell>
          <table:table-cell table:style-name="ce48" office:value-type="string" calcext:value-type="string">
            <text:p>交通工具貸款</text:p>
          </table:table-cell>
          <table:table-cell table:style-name="ce15" office:value-type="float" office:value="0" calcext:value-type="float">
            <text:p>NT$0</text:p>
          </table:table-cell>
          <table:table-cell table:style-name="ce58" table:formula="of:=[.F5]/[.$F$17]" office:value-type="percentage" office:value="0" calcext:value-type="percentage">
            <text:p>0.00%</text:p>
          </table:table-cell>
          <table:table-cell table:number-columns-repeated="1017"/>
        </table:table-row>
        <table:table-row table:style-name="ro3">
          <table:table-cell/>
          <table:table-cell table:style-name="ce34" office:value-type="string" calcext:value-type="string">
            <text:p>零存整付定存</text:p>
          </table:table-cell>
          <table:table-cell table:style-name="ce15" table:formula="of:=['file:///D:/Desktop/Dropbox/%5B104-2%20%E8%A9%A6%E7%AE%97%E8%A1%A8%E6%87%89%E7%94%A8%E5%AF%A6%E5%8B%99%EF%BC%9ALibreOffice%20Calc%5D/%5B%E5%8F%83%E8%80%83%E8%B3%87%E6%96%99%5D/%E8%A9%A6%E7%AE%97%E8%A1%A8.zip/%E8%A9%A6%E7%AE%97%E8%A1%A8/%E9%8A%80%E8%A1%8C%E6%B4%BB%E5%AE%9A%E5%AD%98%E8%A9%A6%E7%AE%97%E8%A1%A8.xls'#$活定存總合.C4]" office:value-type="float" office:value="521339.173111536" calcext:value-type="float">
            <office:annotation draw:style-name="gr9" draw:text-style-name="P2" svg:width="38.66mm" svg:height="20.38mm" svg:x="70.75mm" svg:y="24.61mm" draw:caption-point-x="-3.84mm" draw:caption-point-y="2.74mm">
              <dc:date>2016-05-08T00:00:00</dc:date>
              <text:p text:style-name="P1"><text:span text:style-name="T1">就是銀行活定存試算表</text:span><text:span text:style-name="T1">.xls</text:span><text:span text:style-name="T1">裡的『活定存總合』工作表裡的</text:span><text:span text:style-name="T1">B3</text:span><text:span text:style-name="T1">格</text:span></text:p>
              <text:p text:style-name="P1"><text:span text:style-name="T2"/></text:p>
            </office:annotation>
            <text:p>NT$521,339</text:p>
          </table:table-cell>
          <table:table-cell table:style-name="ce43" table:formula="of:=[.C6]/[.$C$17]" office:value-type="percentage" office:value="0.0822535429964315" calcext:value-type="percentage">
            <text:p>8.23%</text:p>
          </table:table-cell>
          <table:table-cell table:style-name="ce48" office:value-type="string" calcext:value-type="string">
            <text:p>不動產貸款</text:p>
          </table:table-cell>
          <table:table-cell table:style-name="ce15" office:value-type="float" office:value="0" calcext:value-type="float">
            <text:p>NT$0</text:p>
          </table:table-cell>
          <table:table-cell table:style-name="ce58" table:formula="of:=[.F6]/[.$F$17]" office:value-type="percentage" office:value="0" calcext:value-type="percentage">
            <text:p>0.00%</text:p>
          </table:table-cell>
          <table:table-cell table:number-columns-repeated="1017"/>
        </table:table-row>
        <table:table-row table:style-name="ro3">
          <table:table-cell/>
          <table:table-cell table:style-name="ce34" office:value-type="string" calcext:value-type="string">
            <text:p>銀行轉承債券</text:p>
          </table:table-cell>
          <table:table-cell table:style-name="ce15" table:formula="of:=['file:///D:/Desktop/Dropbox/%5B104-2%20%E8%A9%A6%E7%AE%97%E8%A1%A8%E6%87%89%E7%94%A8%E5%AF%A6%E5%8B%99%EF%BC%9ALibreOffice%20Calc%5D/%5B%E5%8F%83%E8%80%83%E8%B3%87%E6%96%99%5D/%E8%A9%A6%E7%AE%97%E8%A1%A8.zip/%E8%A9%A6%E7%AE%97%E8%A1%A8/%E9%8A%80%E8%A1%8C%E6%B4%BB%E5%AE%9A%E5%AD%98%E8%A9%A6%E7%AE%97%E8%A1%A8.xls'#$活定存總合.C5]" office:value-type="float" office:value="50863.0136986301" calcext:value-type="float">
            <office:annotation draw:style-name="gr10" draw:text-style-name="P2" svg:width="39.41mm" svg:height="20.64mm" svg:x="89.94mm" svg:y="32.28mm" draw:caption-point-x="-23.03mm" draw:caption-point-y="0.89mm">
              <dc:date>2016-05-08T00:00:00</dc:date>
              <text:p text:style-name="P1"><text:span text:style-name="T1">就是銀行活定存試算表</text:span><text:span text:style-name="T1">.xls</text:span><text:span text:style-name="T1">裡的『活定存總合』工作表裡的</text:span><text:span text:style-name="T1">B4</text:span><text:span text:style-name="T1">格</text:span></text:p>
              <text:p text:style-name="P1"><text:span text:style-name="T2"/></text:p>
            </office:annotation>
            <text:p>NT$50,863</text:p>
          </table:table-cell>
          <table:table-cell table:style-name="ce43" table:formula="of:=[.C7]/[.$C$17]" office:value-type="percentage" office:value="0.00802483929841447" calcext:value-type="percentage">
            <text:p>0.80%</text:p>
          </table:table-cell>
          <table:table-cell table:style-name="ce48" office:value-type="string" calcext:value-type="string">
            <text:p>銀行借貸</text:p>
          </table:table-cell>
          <table:table-cell table:style-name="ce15" office:value-type="float" office:value="0" calcext:value-type="float">
            <text:p>NT$0</text:p>
          </table:table-cell>
          <table:table-cell table:style-name="ce58" table:formula="of:=[.F7]/[.$F$17]" office:value-type="percentage" office:value="0" calcext:value-type="percentage">
            <text:p>0.00%</text:p>
          </table:table-cell>
          <table:table-cell table:number-columns-repeated="1017"/>
        </table:table-row>
        <table:table-row table:style-name="ro3">
          <table:table-cell/>
          <table:table-cell table:style-name="ce34" office:value-type="string" calcext:value-type="string">
            <text:p>正式債券</text:p>
          </table:table-cell>
          <table:table-cell table:style-name="ce15" table:formula="of:=['file:///D:/Desktop/Dropbox/%5B104-2%20%E8%A9%A6%E7%AE%97%E8%A1%A8%E6%87%89%E7%94%A8%E5%AF%A6%E5%8B%99%EF%BC%9ALibreOffice%20Calc%5D/%5B%E5%8F%83%E8%80%83%E8%B3%87%E6%96%99%5D/%E8%A9%A6%E7%AE%97%E8%A1%A8.zip/%E8%A9%A6%E7%AE%97%E8%A1%A8/%E9%8A%80%E8%A1%8C%E6%B4%BB%E5%AE%9A%E5%AD%98%E8%A9%A6%E7%AE%97%E8%A1%A8.xls'#$債券投資.G7]" office:value-type="float" office:value="107500" calcext:value-type="float">
            <text:p>NT$107,500</text:p>
          </table:table-cell>
          <table:table-cell table:style-name="ce43" table:formula="of:=[.C8]/[.$C$17]" office:value-type="percentage" office:value="0.0169606588726926" calcext:value-type="percentage">
            <text:p>1.70%</text:p>
          </table:table-cell>
          <table:table-cell table:style-name="ce48" office:value-type="string" calcext:value-type="string">
            <office:annotation draw:style-name="gr11" draw:text-style-name="P2" svg:width="49.03mm" svg:height="48.15mm" svg:x="121.33mm" svg:y="36.51mm" draw:caption-point-x="-3.84mm" draw:caption-point-y="2.48mm">
              <dc:date>2016-05-08T00:00:00</dc:date>
              <text:p text:style-name="P1"><text:span text:style-name="T1">請於此輸入您以保單向保險公司借貸的金額。</text:span></text:p>
              <text:p text:style-name="P1"><text:span text:style-name="T1">當您擁有一保險時，就可以依保險合約裡所約定的解約金八成</text:span><text:span text:style-name="T3">(</text:span><text:span text:style-name="T1">一般保險公司規定</text:span><text:span text:style-name="T3">)</text:span><text:span text:style-name="T1">來向保險公司申請貸款。若有不明瞭之處，則請詢問您的保險業務員。</text:span></text:p>
              <text:p text:style-name="P1"><text:span text:style-name="T2"/></text:p>
            </office:annotation>
            <text:p>保單借貸</text:p>
          </table:table-cell>
          <table:table-cell table:style-name="ce15" office:value-type="float" office:value="0" calcext:value-type="float">
            <text:p>NT$0</text:p>
          </table:table-cell>
          <table:table-cell table:style-name="ce58" table:formula="of:=[.F8]/[.$F$17]" office:value-type="percentage" office:value="0" calcext:value-type="percentage">
            <text:p>0.00%</text:p>
          </table:table-cell>
          <table:table-cell table:number-columns-repeated="1017"/>
        </table:table-row>
        <table:table-row table:style-name="ro3">
          <table:table-cell/>
          <table:table-cell table:style-name="ce34" office:value-type="string" calcext:value-type="string">
            <text:p>股票投資</text:p>
          </table:table-cell>
          <table:table-cell table:style-name="ce15" office:value-type="float" office:value="0" calcext:value-type="float">
            <text:p>NT$0</text:p>
          </table:table-cell>
          <table:table-cell table:style-name="ce43" table:formula="of:=[.C9]/[.$C$17]" office:value-type="percentage" office:value="0" calcext:value-type="percentage">
            <text:p>0.00%</text:p>
          </table:table-cell>
          <table:table-cell table:style-name="ce48" office:value-type="string" calcext:value-type="string">
            <text:p>現金借款</text:p>
          </table:table-cell>
          <table:table-cell table:style-name="ce15" office:value-type="float" office:value="0" calcext:value-type="float">
            <text:p>NT$0</text:p>
          </table:table-cell>
          <table:table-cell table:style-name="ce58" table:formula="of:=[.F9]/[.$F$17]" office:value-type="percentage" office:value="0" calcext:value-type="percentage">
            <text:p>0.00%</text:p>
          </table:table-cell>
          <table:table-cell table:number-columns-repeated="1017"/>
        </table:table-row>
        <table:table-row table:style-name="ro3">
          <table:table-cell/>
          <table:table-cell table:style-name="ce34" office:value-type="string" calcext:value-type="string">
            <text:p>基金投資</text:p>
          </table:table-cell>
          <table:table-cell table:style-name="ce15" office:value-type="float" office:value="0" calcext:value-type="float">
            <text:p>NT$0</text:p>
          </table:table-cell>
          <table:table-cell table:style-name="ce43" table:formula="of:=[.C10]/[.$C$17]" office:value-type="percentage" office:value="0" calcext:value-type="percentage">
            <text:p>0.00%</text:p>
          </table:table-cell>
          <table:table-cell table:style-name="ce48" office:value-type="string" calcext:value-type="string">
            <text:p>其他負債</text:p>
          </table:table-cell>
          <table:table-cell table:style-name="ce15" office:value-type="float" office:value="0" calcext:value-type="float">
            <text:p>NT$0</text:p>
          </table:table-cell>
          <table:table-cell table:style-name="ce58" table:formula="of:=[.F10]/[.$F$17]" office:value-type="percentage" office:value="0" calcext:value-type="percentage">
            <text:p>0.00%</text:p>
          </table:table-cell>
          <table:table-cell table:number-columns-repeated="1017"/>
        </table:table-row>
        <table:table-row table:style-name="ro3">
          <table:table-cell/>
          <table:table-cell table:style-name="ce34" office:value-type="string" calcext:value-type="string">
            <text:p>已繳活會</text:p>
          </table:table-cell>
          <table:table-cell table:style-name="ce15" table:formula="of:=['file:///D:/Desktop/Dropbox/%5B104-2%20%E8%A9%A6%E7%AE%97%E8%A1%A8%E6%87%89%E7%94%A8%E5%AF%A6%E5%8B%99%EF%BC%9ALibreOffice%20Calc%5D/%5B%E5%8F%83%E8%80%83%E8%B3%87%E6%96%99%5D/%E8%A9%A6%E7%AE%97%E8%A1%A8.zip/%E8%A9%A6%E7%AE%97%E8%A1%A8/%E6%A8%99%E6%9C%83%E8%A9%A6%E7%AE%97%E8%A1%A8.xls'#$AAA之會.J22]+['file:///D:/Desktop/Dropbox/%5B104-2%20%E8%A9%A6%E7%AE%97%E8%A1%A8%E6%87%89%E7%94%A8%E5%AF%A6%E5%8B%99%EF%BC%9ALibreOffice%20Calc%5D/%5B%E5%8F%83%E8%80%83%E8%B3%87%E6%96%99%5D/%E8%A9%A6%E7%AE%97%E8%A1%A8.zip/%E8%A9%A6%E7%AE%97%E8%A1%A8/%E6%A8%99%E6%9C%83%E8%A9%A6%E7%AE%97%E8%A1%A8.xls'#$BBB之會.J29]+['file:///D:/Desktop/Dropbox/%5B104-2%20%E8%A9%A6%E7%AE%97%E8%A1%A8%E6%87%89%E7%94%A8%E5%AF%A6%E5%8B%99%EF%BC%9ALibreOffice%20Calc%5D/%5B%E5%8F%83%E8%80%83%E8%B3%87%E6%96%99%5D/%E8%A9%A6%E7%AE%97%E8%A1%A8.zip/%E8%A9%A6%E7%AE%97%E8%A1%A8/%E6%A8%99%E6%9C%83%E8%A9%A6%E7%AE%97%E8%A1%A8.xls'#$CCC之會.J44]+['file:///D:/Desktop/Dropbox/%5B104-2%20%E8%A9%A6%E7%AE%97%E8%A1%A8%E6%87%89%E7%94%A8%E5%AF%A6%E5%8B%99%EF%BC%9ALibreOffice%20Calc%5D/%5B%E5%8F%83%E8%80%83%E8%B3%87%E6%96%99%5D/%E8%A9%A6%E7%AE%97%E8%A1%A8.zip/%E8%A9%A6%E7%AE%97%E8%A1%A8/%E6%A8%99%E6%9C%83%E8%A9%A6%E7%AE%97%E8%A1%A8.xls'#$DDD之會.D42]+['file:///D:/Desktop/Dropbox/%5B104-2%20%E8%A9%A6%E7%AE%97%E8%A1%A8%E6%87%89%E7%94%A8%E5%AF%A6%E5%8B%99%EF%BC%9ALibreOffice%20Calc%5D/%5B%E5%8F%83%E8%80%83%E8%B3%87%E6%96%99%5D/%E8%A9%A6%E7%AE%97%E8%A1%A8.zip/%E8%A9%A6%E7%AE%97%E8%A1%A8/%E6%A8%99%E6%9C%83%E8%A9%A6%E7%AE%97%E8%A1%A8.xls'#$EEE之會.D42]+['file:///D:/Desktop/Dropbox/%5B104-2%20%E8%A9%A6%E7%AE%97%E8%A1%A8%E6%87%89%E7%94%A8%E5%AF%A6%E5%8B%99%EF%BC%9ALibreOffice%20Calc%5D/%5B%E5%8F%83%E8%80%83%E8%B3%87%E6%96%99%5D/%E8%A9%A6%E7%AE%97%E8%A1%A8.zip/%E8%A9%A6%E7%AE%97%E8%A1%A8/%E6%A8%99%E6%9C%83%E8%A9%A6%E7%AE%97%E8%A1%A8.xls'#$FFF之會.D42]+['file:///D:/Desktop/Dropbox/%5B104-2%20%E8%A9%A6%E7%AE%97%E8%A1%A8%E6%87%89%E7%94%A8%E5%AF%A6%E5%8B%99%EF%BC%9ALibreOffice%20Calc%5D/%5B%E5%8F%83%E8%80%83%E8%B3%87%E6%96%99%5D/%E8%A9%A6%E7%AE%97%E8%A1%A8.zip/%E8%A9%A6%E7%AE%97%E8%A1%A8/%E6%A8%99%E6%9C%83%E8%A9%A6%E7%AE%97%E8%A1%A8.xls'#$GGG之會.D42]+['file:///D:/Desktop/Dropbox/%5B104-2%20%E8%A9%A6%E7%AE%97%E8%A1%A8%E6%87%89%E7%94%A8%E5%AF%A6%E5%8B%99%EF%BC%9ALibreOffice%20Calc%5D/%5B%E5%8F%83%E8%80%83%E8%B3%87%E6%96%99%5D/%E8%A9%A6%E7%AE%97%E8%A1%A8.zip/%E8%A9%A6%E7%AE%97%E8%A1%A8/%E6%A8%99%E6%9C%83%E8%A9%A6%E7%AE%97%E8%A1%A8.xls'#$HHH之會.D42]+['file:///D:/Desktop/Dropbox/%5B104-2%20%E8%A9%A6%E7%AE%97%E8%A1%A8%E6%87%89%E7%94%A8%E5%AF%A6%E5%8B%99%EF%BC%9ALibreOffice%20Calc%5D/%5B%E5%8F%83%E8%80%83%E8%B3%87%E6%96%99%5D/%E8%A9%A6%E7%AE%97%E8%A1%A8.zip/%E8%A9%A6%E7%AE%97%E8%A1%A8/%E6%A8%99%E6%9C%83%E8%A9%A6%E7%AE%97%E8%A1%A8.xls'#$III之會.D42]+['file:///D:/Desktop/Dropbox/%5B104-2%20%E8%A9%A6%E7%AE%97%E8%A1%A8%E6%87%89%E7%94%A8%E5%AF%A6%E5%8B%99%EF%BC%9ALibreOffice%20Calc%5D/%5B%E5%8F%83%E8%80%83%E8%B3%87%E6%96%99%5D/%E8%A9%A6%E7%AE%97%E8%A1%A8.zip/%E8%A9%A6%E7%AE%97%E8%A1%A8/%E6%A8%99%E6%9C%83%E8%A9%A6%E7%AE%97%E8%A1%A8.xls'#$JJJ之會.D42]" office:value-type="float" office:value="4099350" calcext:value-type="float">
            <office:annotation draw:style-name="gr12" draw:text-style-name="P2" svg:width="110.21mm" svg:height="53.98mm" svg:x="70.75mm" svg:y="53.72mm" draw:caption-point-x="-3.84mm" draw:caption-point-y="2.73mm">
              <dc:date>2016-05-08T00:00:00</dc:date>
              <text:p text:style-name="P1"><text:span text:style-name="T1">公式為：</text:span></text:p>
              <text:p text:style-name="P1"><text:span text:style-name="T3">=[</text:span><text:span text:style-name="T1">標會試算表</text:span><text:span text:style-name="T3">.xls]AAA</text:span><text:span text:style-name="T1">之會</text:span><text:span text:style-name="T3">!J22+[</text:span><text:span text:style-name="T1">標會試算表</text:span><text:span text:style-name="T3">.xls]BBB</text:span><text:span text:style-name="T1">之會</text:span><text:span text:style-name="T3">!J29+[</text:span><text:span text:style-name="T1">標會試算表</text:span><text:span text:style-name="T3">.xls]CCC</text:span><text:span text:style-name="T1">之會</text:span><text:span text:style-name="T3">!J44+[</text:span><text:span text:style-name="T1">標會試算表</text:span><text:span text:style-name="T3">.xls]DDD</text:span><text:span text:style-name="T1">之會</text:span><text:span text:style-name="T3">!D42+[</text:span><text:span text:style-name="T1">標會試算表</text:span><text:span text:style-name="T3">.xls]EEE</text:span><text:span text:style-name="T1">之會</text:span><text:span text:style-name="T3">!D42+[</text:span><text:span text:style-name="T1">標會試算表</text:span><text:span text:style-name="T3">.xls]FFF</text:span><text:span text:style-name="T1">之會</text:span><text:span text:style-name="T3">!D42+[</text:span><text:span text:style-name="T1">標會試算表</text:span><text:span text:style-name="T3">.xls]GGG</text:span><text:span text:style-name="T1">之會</text:span><text:span text:style-name="T3">!D42+[</text:span><text:span text:style-name="T1">標會試算表</text:span><text:span text:style-name="T3">.xls]HHH</text:span><text:span text:style-name="T1">之會</text:span><text:span text:style-name="T3">!D42+[</text:span><text:span text:style-name="T1">標會試算表</text:span><text:span text:style-name="T3">.xls]III</text:span><text:span text:style-name="T1">之會</text:span><text:span text:style-name="T3">!D42+[</text:span><text:span text:style-name="T1">標會試算表</text:span><text:span text:style-name="T3">.xls]JJJ</text:span><text:span text:style-name="T1">之會</text:span><text:span text:style-name="T3">!D42</text:span></text:p>
              <text:p text:style-name="P1"><text:span text:style-name="T1"/></text:p>
              <text:p text:style-name="P1"><text:span text:style-name="T1">如果您的標會試算表已經修改，那麼請於此視您個人的情況來修改公式</text:span><text:span text:style-name="T3">!</text:span></text:p>
            </office:annotation>
            <text:p>NT$4,099,350</text:p>
          </table:table-cell>
          <table:table-cell table:style-name="ce43" table:formula="of:=[.C11]/[.$C$17]" office:value-type="percentage" office:value="0.646769087904859" calcext:value-type="percentage">
            <text:p>64.68%</text:p>
          </table:table-cell>
          <table:table-cell table:style-name="ce48"/>
          <table:table-cell table:style-name="ce15"/>
          <table:table-cell table:style-name="ce59"/>
          <table:table-cell table:number-columns-repeated="1017"/>
        </table:table-row>
        <table:table-row table:style-name="ro3">
          <table:table-cell/>
          <table:table-cell table:style-name="ce34" office:value-type="string" calcext:value-type="string">
            <text:p>名下不動產現值</text:p>
          </table:table-cell>
          <table:table-cell table:style-name="ce15" office:value-type="float" office:value="0" calcext:value-type="float">
            <text:p>NT$0</text:p>
          </table:table-cell>
          <table:table-cell table:style-name="ce43" table:formula="of:=[.C12]/[.$C$17]" office:value-type="percentage" office:value="0" calcext:value-type="percentage">
            <text:p>0.00%</text:p>
          </table:table-cell>
          <table:table-cell table:style-name="ce48"/>
          <table:table-cell table:style-name="ce15"/>
          <table:table-cell table:style-name="ce59"/>
          <table:table-cell table:number-columns-repeated="1017"/>
        </table:table-row>
        <table:table-row table:style-name="ro3">
          <table:table-cell/>
          <table:table-cell table:style-name="ce34" office:value-type="string" calcext:value-type="string">
            <text:p>名下交通工具現值</text:p>
          </table:table-cell>
          <table:table-cell table:style-name="ce15" office:value-type="float" office:value="35000" calcext:value-type="float">
            <text:p>NT$35,000</text:p>
          </table:table-cell>
          <table:table-cell table:style-name="ce43" table:formula="of:=[.C13]/[.$C$17]" office:value-type="percentage" office:value="0.00552207498180689" calcext:value-type="percentage">
            <text:p>0.55%</text:p>
          </table:table-cell>
          <table:table-cell table:style-name="ce48"/>
          <table:table-cell table:style-name="ce15"/>
          <table:table-cell table:style-name="ce59"/>
          <table:table-cell table:number-columns-repeated="1017"/>
        </table:table-row>
        <table:table-row table:style-name="ro3">
          <table:table-cell/>
          <table:table-cell table:style-name="ce34" office:value-type="string" calcext:value-type="string">
            <text:p>借貸他人</text:p>
          </table:table-cell>
          <table:table-cell table:style-name="ce15" office:value-type="float" office:value="0" calcext:value-type="float">
            <text:p>NT$0</text:p>
          </table:table-cell>
          <table:table-cell table:style-name="ce43" table:formula="of:=[.C14]/[.$C$17]" office:value-type="percentage" office:value="0" calcext:value-type="percentage">
            <text:p>0.00%</text:p>
          </table:table-cell>
          <table:table-cell table:style-name="ce48"/>
          <table:table-cell table:style-name="ce15"/>
          <table:table-cell table:style-name="ce59"/>
          <table:table-cell table:number-columns-repeated="1017"/>
        </table:table-row>
        <table:table-row table:style-name="ro3">
          <table:table-cell/>
          <table:table-cell table:style-name="ce34" office:value-type="string" calcext:value-type="string">
            <office:annotation draw:style-name="gr13" draw:text-style-name="P2" svg:width="30.89mm" svg:height="18.25mm" svg:x="44.11mm" svg:y="77mm" draw:caption-point-x="-3.86mm" draw:caption-point-y="2.73mm">
              <dc:date>2016-05-08T00:00:00</dc:date>
              <text:p text:style-name="P1"><text:span text:style-name="T1">保險保單現值就是您過去所付的保費總合</text:span></text:p>
              <text:p text:style-name="P1"><text:span text:style-name="T2"/></text:p>
            </office:annotation>
            <text:p>保險保單現值</text:p>
          </table:table-cell>
          <table:table-cell table:style-name="ce15" office:value-type="float" office:value="0" calcext:value-type="float">
            <text:p>NT$0</text:p>
          </table:table-cell>
          <table:table-cell table:style-name="ce43" table:formula="of:=[.C15]/[.$C$17]" office:value-type="percentage" office:value="0" calcext:value-type="percentage">
            <text:p>0.00%</text:p>
          </table:table-cell>
          <table:table-cell table:style-name="ce48"/>
          <table:table-cell table:style-name="ce15"/>
          <table:table-cell table:style-name="ce59"/>
          <table:table-cell table:number-columns-repeated="1017"/>
        </table:table-row>
        <table:table-row table:style-name="ro1">
          <table:table-cell/>
          <table:table-cell table:style-name="ce34" office:value-type="string" calcext:value-type="string">
            <text:p>其他資產現值</text:p>
          </table:table-cell>
          <table:table-cell table:style-name="ce15" office:value-type="float" office:value="0" calcext:value-type="float">
            <text:p>NT$0</text:p>
          </table:table-cell>
          <table:table-cell table:style-name="ce43" table:formula="of:=[.C16]/[.$C$17]" office:value-type="percentage" office:value="0" calcext:value-type="percentage">
            <text:p>0.00%</text:p>
          </table:table-cell>
          <table:table-cell table:style-name="ce49"/>
          <table:table-cell table:style-name="ce53"/>
          <table:table-cell table:style-name="ce60"/>
          <table:table-cell table:number-columns-repeated="1017"/>
        </table:table-row>
        <table:table-row table:style-name="ro1">
          <table:table-cell/>
          <table:table-cell table:style-name="ce35" office:value-type="string" calcext:value-type="string">
            <text:p>合計：</text:p>
          </table:table-cell>
          <table:table-cell table:style-name="ce39" table:formula="of:=SUM([.C3:.C16])" office:value-type="float" office:value="6338197.16597683" calcext:value-type="float">
            <text:p>NT$6,338,197</text:p>
          </table:table-cell>
          <table:table-cell table:style-name="ce44"/>
          <table:table-cell table:style-name="ce50" office:value-type="string" calcext:value-type="string">
            <text:p>合計：</text:p>
          </table:table-cell>
          <table:table-cell table:style-name="ce54" table:formula="of:=SUM([.F3:.F16])" office:value-type="float" office:value="430000" calcext:value-type="float">
            <text:p>NT$430,000</text:p>
          </table:table-cell>
          <table:table-cell table:style-name="ce61"/>
          <table:table-cell table:number-columns-repeated="1017"/>
        </table:table-row>
        <table:table-row table:style-name="ro1">
          <table:table-cell table:style-name="ce4"/>
          <table:table-cell table:style-name="ce36" office:value-type="string" calcext:value-type="string">
            <text:p>資產淨值：</text:p>
          </table:table-cell>
          <table:table-cell table:style-name="ce40" table:formula="of:=[.C17]-[.F17]" office:value-type="float" office:value="5908197.16597683" calcext:value-type="float">
            <text:p>NT$5,908,197</text:p>
          </table:table-cell>
          <table:table-cell table:style-name="ce45"/>
          <table:table-cell table:style-name="ce51"/>
          <table:table-cell table:style-name="ce55"/>
          <table:table-cell table:style-name="ce62"/>
          <table:table-cell table:style-name="ce4" table:number-columns-repeated="1017"/>
        </table:table-row>
        <table:table-row table:style-name="ro3" table:number-rows-repeated="1048557">
          <table:table-cell table:number-columns-repeated="1024"/>
        </table:table-row>
        <table:table-row table:style-name="ro3">
          <table:table-cell table:number-columns-repeated="1024"/>
        </table:table-row>
      </table:table>
      <table:table table:name="資產財務分析" table:style-name="ta3">
        <table:table-column table:style-name="co13" table:default-cell-style-name="ce2"/>
        <table:table-column table:style-name="co14" table:default-cell-style-name="ce2"/>
        <table:table-column table:style-name="co15" table:default-cell-style-name="ce2"/>
        <table:table-column table:style-name="co16" table:default-cell-style-name="ce26"/>
        <table:table-column table:style-name="co17" table:default-cell-style-name="ce2"/>
        <table:table-column table:style-name="co7" table:number-columns-repeated="1019" table:default-cell-style-name="Default"/>
        <table:table-row table:style-name="ro5">
          <table:table-cell table:style-name="ce63" office:value-type="string" calcext:value-type="string">
            <text:p><text:s/></text:p>
          </table:table-cell>
          <table:table-cell table:number-columns-repeated="1023"/>
        </table:table-row>
        <table:table-row table:style-name="ro2">
          <table:table-cell table:style-name="ce3"/>
          <table:table-cell table:style-name="ce64" office:value-type="string" calcext:value-type="string">
            <text:p>項目</text:p>
          </table:table-cell>
          <table:table-cell table:style-name="ce68" office:value-type="string" calcext:value-type="string">
            <text:p>公式</text:p>
          </table:table-cell>
          <table:table-cell table:style-name="ce72" office:value-type="string" calcext:value-type="string">
            <text:p>比率</text:p>
          </table:table-cell>
          <table:table-cell table:style-name="ce76" office:value-type="string" calcext:value-type="string">
            <text:p>備註</text:p>
          </table:table-cell>
          <table:table-cell table:style-name="ce3" table:number-columns-repeated="1019"/>
        </table:table-row>
        <table:table-row table:style-name="ro1">
          <table:table-cell table:style-name="ce3"/>
          <table:table-cell table:style-name="ce65" office:value-type="string" calcext:value-type="string">
            <text:p>生活壓力比</text:p>
          </table:table-cell>
          <table:table-cell table:style-name="ce69" office:value-type="string" calcext:value-type="string">
            <text:p>總年支出／總年收入</text:p>
          </table:table-cell>
          <table:table-cell table:style-name="ce73" table:formula="of:=[$年現金流量.E9]/[$年現金流量.C9]" office:value-type="percentage" office:value="0.298492664624025" calcext:value-type="percentage">
            <text:p>29.85%</text:p>
          </table:table-cell>
          <table:table-cell table:style-name="ce77" office:value-type="string" calcext:value-type="string">
            <text:p>這個比率愈低愈好</text:p>
          </table:table-cell>
          <table:table-cell table:style-name="ce3" table:number-columns-repeated="1019"/>
        </table:table-row>
        <table:table-row table:style-name="ro3">
          <table:table-cell table:style-name="ce3"/>
          <table:table-cell table:style-name="ce66" office:value-type="string" calcext:value-type="string">
            <text:p>急用準備金比</text:p>
          </table:table-cell>
          <table:table-cell table:style-name="ce70" office:value-type="string" calcext:value-type="string">
            <office:annotation draw:style-name="gr14" draw:text-style-name="P2" svg:width="45.9mm" svg:height="18.79mm" svg:x="117.83mm" svg:y="12.96mm" draw:caption-point-x="-7.32mm" draw:caption-point-y="3.54mm">
              <dc:date>2016-05-08T00:00:00</dc:date>
              <text:p text:style-name="P1"><text:span text:style-name="T1">月支出請以日記帳試算表裡，樞鈕工作表內當月的支出合計來計算。</text:span></text:p>
              <text:p text:style-name="P1"><text:span text:style-name="T2"/></text:p>
            </office:annotation>
            <text:p>銀行活定期存款／月支出</text:p>
          </table:table-cell>
          <table:table-cell table:style-name="ce74" table:formula="of:=['file:///D:/Desktop/Dropbox/%5B104-2%20%E8%A9%A6%E7%AE%97%E8%A1%A8%E6%87%89%E7%94%A8%E5%AF%A6%E5%8B%99%EF%BC%9ALibreOffice%20Calc%5D/%5B%E5%8F%83%E8%80%83%E8%B3%87%E6%96%99%5D/%E8%A9%A6%E7%AE%97%E8%A1%A8.zip/%E8%A9%A6%E7%AE%97%E8%A1%A8/%E9%8A%80%E8%A1%8C%E6%B4%BB%E5%AE%9A%E5%AD%98%E8%A9%A6%E7%AE%97%E8%A1%A8.xls'#$活定存總合.C5]/['file:///D:/Desktop/Dropbox/%5B104-2%20%E8%A9%A6%E7%AE%97%E8%A1%A8%E6%87%89%E7%94%A8%E5%AF%A6%E5%8B%99%EF%BC%9ALibreOffice%20Calc%5D/%5B%E5%8F%83%E8%80%83%E8%B3%87%E6%96%99%5D/%E8%A9%A6%E7%AE%97%E8%A1%A8.zip/%E8%A9%A6%E7%AE%97%E8%A1%A8/%E6%97%A5%E8%A8%98%E5%B8%B3%E8%A9%A6%E7%AE%97%E8%A1%A8.xls'#$樞鈕分析表.D25]" office:value-type="percentage" office:value="2.11049849371909" calcext:value-type="percentage">
            <text:p>211.05%</text:p>
          </table:table-cell>
          <table:table-cell table:style-name="ce78" office:value-type="string" calcext:value-type="string">
            <text:p>這個比率愈高愈好</text:p>
          </table:table-cell>
          <table:table-cell table:style-name="ce3" table:number-columns-repeated="1019"/>
        </table:table-row>
        <table:table-row table:style-name="ro3">
          <table:table-cell table:style-name="ce3"/>
          <table:table-cell table:style-name="ce66" office:value-type="string" calcext:value-type="string">
            <text:p>薪資所得與理財收入比</text:p>
          </table:table-cell>
          <table:table-cell table:style-name="ce70" office:value-type="string" calcext:value-type="string">
            <text:p>年薪資<text:span text:style-name="T4">/</text:span><text:span text:style-name="T5">年理財收入</text:span></text:p>
          </table:table-cell>
          <table:table-cell table:style-name="ce74" table:formula="of:=[$年現金流量.C3]/[$年現金流量.C4]" office:value-type="percentage" office:value="1.13995794030183" calcext:value-type="percentage">
            <text:p>114.00%</text:p>
          </table:table-cell>
          <table:table-cell table:style-name="ce78" office:value-type="string" calcext:value-type="string">
            <text:p>這只是顯示您的財務來源依賴</text:p>
          </table:table-cell>
          <table:table-cell table:style-name="ce3" table:number-columns-repeated="1019"/>
        </table:table-row>
        <table:table-row table:style-name="ro3">
          <table:table-cell table:style-name="ce3"/>
          <table:table-cell table:style-name="ce66" office:value-type="string" calcext:value-type="string">
            <text:p>負債佔總資產比</text:p>
          </table:table-cell>
          <table:table-cell table:style-name="ce70" office:value-type="string" calcext:value-type="string">
            <text:p>年負債／總資產</text:p>
          </table:table-cell>
          <table:table-cell table:style-name="ce74" table:formula="of:=[$資產負債表.F17]/[$資產負債表.C17]" office:value-type="percentage" office:value="0.0678426354907704" calcext:value-type="percentage">
            <text:p>6.78%</text:p>
          </table:table-cell>
          <table:table-cell table:style-name="ce78" office:value-type="string" calcext:value-type="string">
            <text:p>這個比率愈低愈好</text:p>
          </table:table-cell>
          <table:table-cell table:style-name="ce3" table:number-columns-repeated="1019"/>
        </table:table-row>
        <table:table-row table:style-name="ro3">
          <table:table-cell table:style-name="ce3"/>
          <table:table-cell table:style-name="ce66" office:value-type="string" calcext:value-type="string">
            <text:p>資產淨值佔總資產比</text:p>
          </table:table-cell>
          <table:table-cell table:style-name="ce70" office:value-type="string" calcext:value-type="string">
            <text:p>年資產淨值／總資產</text:p>
          </table:table-cell>
          <table:table-cell table:style-name="ce74" table:formula="of:=[$資產負債表.C18]/[$資產負債表.C17]" office:value-type="percentage" office:value="0.93215736450923" calcext:value-type="percentage">
            <text:p>93.22%</text:p>
          </table:table-cell>
          <table:table-cell table:style-name="ce78" office:value-type="string" calcext:value-type="string">
            <text:p>這個比率愈高愈好</text:p>
          </table:table-cell>
          <table:table-cell table:style-name="ce3" table:number-columns-repeated="1019"/>
        </table:table-row>
        <table:table-row table:style-name="ro3">
          <table:table-cell/>
          <table:table-cell table:style-name="ce66" office:value-type="string" calcext:value-type="string">
            <text:p>淨值成長率</text:p>
          </table:table-cell>
          <table:table-cell table:style-name="ce70" office:value-type="string" calcext:value-type="string">
            <text:p>淨儲蓄值／年資產淨值</text:p>
          </table:table-cell>
          <table:table-cell table:style-name="ce74" table:formula="of:=[$年現金流量.C11]/[$資產負債表.C18]" office:value-type="percentage" office:value="0.0832093303619386" calcext:value-type="percentage">
            <text:p>8.32%</text:p>
          </table:table-cell>
          <table:table-cell table:style-name="ce78" office:value-type="string" calcext:value-type="string">
            <text:p>這只是一個比率數值</text:p>
          </table:table-cell>
          <table:table-cell table:number-columns-repeated="1019"/>
        </table:table-row>
        <table:table-row table:style-name="ro3">
          <table:table-cell/>
          <table:table-cell table:style-name="ce66" office:value-type="string" calcext:value-type="string">
            <text:p>標會週轉率</text:p>
          </table:table-cell>
          <table:table-cell table:style-name="ce70" office:value-type="string" calcext:value-type="string">
            <text:p>年會錢支出／不含理財收入的年收入</text:p>
          </table:table-cell>
          <table:table-cell table:style-name="ce74" table:formula="of:=(['file:///D:/Desktop/Dropbox/%5B104-2%20%E8%A9%A6%E7%AE%97%E8%A1%A8%E6%87%89%E7%94%A8%E5%AF%A6%E5%8B%99%EF%BC%9ALibreOffice%20Calc%5D/%5B%E5%8F%83%E8%80%83%E8%B3%87%E6%96%99%5D/%E8%A9%A6%E7%AE%97%E8%A1%A8.zip/%E8%A9%A6%E7%AE%97%E8%A1%A8/%E6%A8%99%E6%9C%83%E8%A9%A6%E7%AE%97%E8%A1%A8.xls'#$AAA之會.J22]/3+['file:///D:/Desktop/Dropbox/%5B104-2%20%E8%A9%A6%E7%AE%97%E8%A1%A8%E6%87%89%E7%94%A8%E5%AF%A6%E5%8B%99%EF%BC%9ALibreOffice%20Calc%5D/%5B%E5%8F%83%E8%80%83%E8%B3%87%E6%96%99%5D/%E8%A9%A6%E7%AE%97%E8%A1%A8.zip/%E8%A9%A6%E7%AE%97%E8%A1%A8/%E6%A8%99%E6%9C%83%E8%A9%A6%E7%AE%97%E8%A1%A8.xls'#$BBB之會.J29]/4.16+['file:///D:/Desktop/Dropbox/%5B104-2%20%E8%A9%A6%E7%AE%97%E8%A1%A8%E6%87%89%E7%94%A8%E5%AF%A6%E5%8B%99%EF%BC%9ALibreOffice%20Calc%5D/%5B%E5%8F%83%E8%80%83%E8%B3%87%E6%96%99%5D/%E8%A9%A6%E7%AE%97%E8%A1%A8.zip/%E8%A9%A6%E7%AE%97%E8%A1%A8/%E6%A8%99%E6%9C%83%E8%A9%A6%E7%AE%97%E8%A1%A8.xls'#$CCC之會.J44]/6.66)/([$年現金流量.C3]+[$年現金流量.C5])" office:value-type="percentage" office:value="1.093244998245" calcext:value-type="percentage">
            <text:p>109.32%</text:p>
          </table:table-cell>
          <table:table-cell table:style-name="ce79" office:value-type="string" calcext:value-type="string">
            <text:p>比率愈高表示需要更多現金</text:p>
          </table:table-cell>
          <table:table-cell table:number-columns-repeated="1019"/>
        </table:table-row>
        <table:table-row table:style-name="ro1">
          <table:table-cell/>
          <table:table-cell table:style-name="ce67" office:value-type="string" calcext:value-type="string">
            <text:p>儲蓄率</text:p>
          </table:table-cell>
          <table:table-cell table:style-name="ce71" office:value-type="string" calcext:value-type="string">
            <text:p>淨儲蓄值／年收入</text:p>
          </table:table-cell>
          <table:table-cell table:style-name="ce75" table:formula="of:=[$年現金流量.C11]/[$年現金流量.C9]" office:value-type="percentage" office:value="0.701507335375975" calcext:value-type="percentage">
            <text:p>70.15%</text:p>
          </table:table-cell>
          <table:table-cell table:style-name="ce80" office:value-type="string" calcext:value-type="string">
            <text:p>這個比率愈高愈好</text:p>
          </table:table-cell>
          <table:table-cell table:number-columns-repeated="1019"/>
        </table:table-row>
        <table:table-row table:style-name="ro1">
          <table:table-cell table:number-columns-repeated="1024"/>
        </table:table-row>
        <table:table-row table:style-name="ro3" table:number-rows-repeated="1048564">
          <table:table-cell table:number-columns-repeated="1024"/>
        </table:table-row>
        <table:table-row table:style-name="ro3">
          <table:table-cell table:number-columns-repeated="1024"/>
        </table:table-row>
      </table:table>
      <table:table table:name="'file:///D:/Desktop/Dropbox/%5B104-2%20%E8%A9%A6%E7%AE%97%E8%A1%A8%E6%87%89%E7%94%A8%E5%AF%A6%E5%8B%99%EF%BC%9ALibreOffice%20Calc%5D/%5B%E5%8F%83%E8%80%83%E8%B3%87%E6%96%99%5D/%E8%A9%A6%E7%AE%97%E8%A1%A8.zip/%E8%A9%A6%E7%AE%97%E8%A1%A8.zip/%E8%A9%A6%E7%AE%97%E8%A1%A8/%E9%8A%80%E8%A1%8C%E6%B4%BB%E5%AE%9A%E5%AD%98%E8%A9%A6%E7%AE%97%E8%A1%A8.xls'#定期存款" table:print="false" table:style-name="ta_extref">
        <table:table-source xlink:type="simple" xlink:href="../../%E8%A9%A6%E7%AE%97%E8%A1%A8.zip/%E8%A9%A6%E7%AE%97%E8%A1%A8/%E9%8A%80%E8%A1%8C%E6%B4%BB%E5%AE%9A%E5%AD%98%E8%A9%A6%E7%AE%97%E8%A1%A8.xls" table:table-name="定期存款" table:mode="copy-results-only"/>
        <table:table-column table:number-columns-repeated="6"/>
        <table:table-row table:number-rows-repeated="13">
          <table:table-cell table:number-columns-repeated="6"/>
        </table:table-row>
        <table:table-row>
          <table:table-cell table:number-columns-repeated="5"/>
          <table:table-cell table:style-name="ce1" office:value-type="float" office:value="55142.7916666667">
            <text:p>55142.7916666667</text:p>
          </table:table-cell>
        </table:table-row>
      </table:table>
      <table:table table:name="'file:///D:/Desktop/Dropbox/%5B104-2%20%E8%A9%A6%E7%AE%97%E8%A1%A8%E6%87%89%E7%94%A8%E5%AF%A6%E5%8B%99%EF%BC%9ALibreOffice%20Calc%5D/%5B%E5%8F%83%E8%80%83%E8%B3%87%E6%96%99%5D/%E8%A9%A6%E7%AE%97%E8%A1%A8.zip/%E8%A9%A6%E7%AE%97%E8%A1%A8.zip/%E8%A9%A6%E7%AE%97%E8%A1%A8/%E6%A8%99%E6%9C%83%E8%A9%A6%E7%AE%97%E8%A1%A8.xls'#AAA之會" table:print="false" table:style-name="ta_extref">
        <table:table-source xlink:type="simple" xlink:href="../../%E8%A9%A6%E7%AE%97%E8%A1%A8.zip/%E8%A9%A6%E7%AE%97%E8%A1%A8/%E6%A8%99%E6%9C%83%E8%A9%A6%E7%AE%97%E8%A1%A8.xls" table:table-name="AAA之會" table:mode="copy-results-only"/>
        <table:table-column table:number-columns-repeated="10"/>
        <table:table-row>
          <table:table-cell table:number-columns-repeated="10"/>
        </table:table-row>
        <table:table-row>
          <table:table-cell table:number-columns-repeated="2"/>
          <table:table-cell table:style-name="ce1" office:value-type="float" office:value="36">
            <text:p>36</text:p>
          </table:table-cell>
          <table:table-cell/>
          <table:table-cell table:style-name="ce1" office:value-type="float" office:value="1488.33333333333">
            <text:p>1488.33333333333</text:p>
          </table:table-cell>
          <table:table-cell table:number-columns-repeated="2"/>
          <table:table-cell table:style-name="ce1" office:value-type="float" office:value="25">
            <text:p>25</text:p>
          </table:table-cell>
          <table:table-cell/>
          <table:table-cell table:style-name="ce1" office:value-type="float" office:value="60000">
            <text:p>60000</text:p>
          </table:table-cell>
        </table:table-row>
        <table:table-row table:number-rows-repeated="19">
          <table:table-cell table:number-columns-repeated="10"/>
        </table:table-row>
        <table:table-row>
          <table:table-cell table:number-columns-repeated="9"/>
          <table:table-cell table:style-name="ce1" office:value-type="float" office:value="315350">
            <text:p>315350</text:p>
          </table:table-cell>
        </table:table-row>
      </table:table>
      <table:table table:name="'file:///D:/Desktop/Dropbox/%5B104-2%20%E8%A9%A6%E7%AE%97%E8%A1%A8%E6%87%89%E7%94%A8%E5%AF%A6%E5%8B%99%EF%BC%9ALibreOffice%20Calc%5D/%5B%E5%8F%83%E8%80%83%E8%B3%87%E6%96%99%5D/%E8%A9%A6%E7%AE%97%E8%A1%A8.zip/%E8%A9%A6%E7%AE%97%E8%A1%A8.zip/%E8%A9%A6%E7%AE%97%E8%A1%A8/%E6%A8%99%E6%9C%83%E8%A9%A6%E7%AE%97%E8%A1%A8.xls'#BBB之會" table:print="false" table:style-name="ta_extref">
        <table:table-source xlink:type="simple" xlink:href="../../%E8%A9%A6%E7%AE%97%E8%A1%A8.zip/%E8%A9%A6%E7%AE%97%E8%A1%A8/%E6%A8%99%E6%9C%83%E8%A9%A6%E7%AE%97%E8%A1%A8.xls" table:table-name="BBB之會" table:mode="copy-results-only"/>
        <table:table-column table:number-columns-repeated="10"/>
        <table:table-row>
          <table:table-cell table:number-columns-repeated="10"/>
        </table:table-row>
        <table:table-row>
          <table:table-cell table:number-columns-repeated="2"/>
          <table:table-cell table:style-name="ce1" office:value-type="float" office:value="50">
            <text:p>50</text:p>
          </table:table-cell>
          <table:table-cell/>
          <table:table-cell table:style-name="ce1" office:value-type="float" office:value="3019.51219512195">
            <text:p>3019.51219512195</text:p>
          </table:table-cell>
          <table:table-cell table:number-columns-repeated="2"/>
          <table:table-cell table:style-name="ce1" office:value-type="float" office:value="41">
            <text:p>41</text:p>
          </table:table-cell>
          <table:table-cell/>
          <table:table-cell table:style-name="ce1" office:value-type="float" office:value="180000">
            <text:p>180000</text:p>
          </table:table-cell>
        </table:table-row>
        <table:table-row table:number-rows-repeated="26">
          <table:table-cell table:number-columns-repeated="10"/>
        </table:table-row>
        <table:table-row>
          <table:table-cell table:number-columns-repeated="9"/>
          <table:table-cell table:style-name="ce1" office:value-type="float" office:value="876200">
            <text:p>876200</text:p>
          </table:table-cell>
        </table:table-row>
      </table:table>
      <table:table table:name="'file:///D:/Desktop/Dropbox/%5B104-2%20%E8%A9%A6%E7%AE%97%E8%A1%A8%E6%87%89%E7%94%A8%E5%AF%A6%E5%8B%99%EF%BC%9ALibreOffice%20Calc%5D/%5B%E5%8F%83%E8%80%83%E8%B3%87%E6%96%99%5D/%E8%A9%A6%E7%AE%97%E8%A1%A8.zip/%E8%A9%A6%E7%AE%97%E8%A1%A8.zip/%E8%A9%A6%E7%AE%97%E8%A1%A8/%E6%A8%99%E6%9C%83%E8%A9%A6%E7%AE%97%E8%A1%A8.xls'#CCC之會" table:print="false" table:style-name="ta_extref">
        <table:table-source xlink:type="simple" xlink:href="../../%E8%A9%A6%E7%AE%97%E8%A1%A8.zip/%E8%A9%A6%E7%AE%97%E8%A1%A8/%E6%A8%99%E6%9C%83%E8%A9%A6%E7%AE%97%E8%A1%A8.xls" table:table-name="CCC之會" table:mode="copy-results-only"/>
        <table:table-column table:number-columns-repeated="10"/>
        <table:table-row>
          <table:table-cell table:number-columns-repeated="10"/>
        </table:table-row>
        <table:table-row>
          <table:table-cell table:number-columns-repeated="2"/>
          <table:table-cell table:style-name="ce1" office:value-type="float" office:value="80">
            <text:p>80</text:p>
          </table:table-cell>
          <table:table-cell/>
          <table:table-cell table:style-name="ce1" office:value-type="float" office:value="1557.03125">
            <text:p>1557.03125</text:p>
          </table:table-cell>
          <table:table-cell table:number-columns-repeated="2"/>
          <table:table-cell table:style-name="ce1" office:value-type="float" office:value="64">
            <text:p>64</text:p>
          </table:table-cell>
          <table:table-cell/>
          <table:table-cell table:style-name="ce1" office:value-type="float" office:value="160000">
            <text:p>160000</text:p>
          </table:table-cell>
        </table:table-row>
        <table:table-row table:number-rows-repeated="41">
          <table:table-cell table:number-columns-repeated="10"/>
        </table:table-row>
        <table:table-row>
          <table:table-cell table:number-columns-repeated="9"/>
          <table:table-cell table:style-name="ce1" office:value-type="float" office:value="700350">
            <text:p>700350</text:p>
          </table:table-cell>
        </table:table-row>
      </table:table>
      <table:table table:name="'file:///D:/Desktop/Dropbox/%5B104-2%20%E8%A9%A6%E7%AE%97%E8%A1%A8%E6%87%89%E7%94%A8%E5%AF%A6%E5%8B%99%EF%BC%9ALibreOffice%20Calc%5D/%5B%E5%8F%83%E8%80%83%E8%B3%87%E6%96%99%5D/%E8%A9%A6%E7%AE%97%E8%A1%A8.zip/%E8%A9%A6%E7%AE%97%E8%A1%A8.zip/%E8%A9%A6%E7%AE%97%E8%A1%A8/%E6%97%A5%E8%A8%98%E5%B8%B3%E8%A9%A6%E7%AE%97%E8%A1%A8.xls'#樞鈕分析表" table:print="false" table:style-name="ta_extref">
        <table:table-source xlink:type="simple" xlink:href="../../%E8%A9%A6%E7%AE%97%E8%A1%A8.zip/%E8%A9%A6%E7%AE%97%E8%A1%A8/%E6%97%A5%E8%A8%98%E5%B8%B3%E8%A9%A6%E7%AE%97%E8%A1%A8.xls" table:table-name="樞鈕分析表" table:mode="copy-results-only"/>
        <table:table-column table:number-columns-repeated="14"/>
        <table:table-row table:number-rows-repeated="22">
          <table:table-cell table:number-columns-repeated="14"/>
        </table:table-row>
        <table:table-row>
          <table:table-cell table:number-columns-repeated="13"/>
          <table:table-cell table:style-name="ce1" office:value-type="float" office:value="60000">
            <text:p>60000</text:p>
          </table:table-cell>
        </table:table-row>
        <table:table-row>
          <table:table-cell table:number-columns-repeated="14"/>
        </table:table-row>
        <table:table-row>
          <table:table-cell table:number-columns-repeated="3"/>
          <table:table-cell table:style-name="ce1" office:value-type="float" office:value="24100">
            <text:p>241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新細明體" svg:font-family="新細明體"/>
    <style:font-face style:name="細明體" svg:font-family="細明體" style:font-family-generic="modern" style:font-pitch="fixed"/>
    <style:font-face style:name="Times New Roman" svg:font-family="'Times New Roman'" style:font-family-generic="roman" style:font-pitch="variable"/>
    <style:font-face style:name="新細明體1"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text>NT$</number:text>
      <number:number number:decimal-places="0" loext:min-decimal-places="0" number:min-integer-digits="1" number:grouping="true"/>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fo:font-size="12pt" style:font-name-asian="微軟正黑體" style:font-family-asian="微軟正黑體" style:font-family-generic-asian="system"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8">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現金流量" style:display-name="PageStyle_年現金流量" style:page-layout-name="Mpm3">
      <style:header style:display="false"/>
      <style:header-left style:display="false"/>
      <style:footer style:display="false"/>
      <style:footer-left style:display="false"/>
    </style:master-page>
    <style:master-page style:name="PageStyle_5f_資產負債表" style:display-name="PageStyle_資產負債表" style:page-layout-name="Mpm4">
      <style:header style:display="false"/>
      <style:header-left style:display="false"/>
      <style:footer style:display="false"/>
      <style:footer-left style:display="false"/>
    </style:master-page>
    <style:master-page style:name="PageStyle_5f_資產財務分析" style:display-name="PageStyle_資產財務分析"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99-02-09T10:23:39</meta:creation-date>
    <dc:creator>Albert</dc:creator>
    <meta:print-date>1999-02-09T15:02:32</meta:print-date>
    <meta:document-statistic meta:table-count="3" meta:cell-count="151" meta:object-count="0"/>
    <meta:generator>LibreOffice/5.1.1.3$Windows_x86 LibreOffice_project/89f508ef3ecebd2cfb8e1def0f0ba9a803b88a6d</meta:generator>
  </office:meta>
</office:document-meta>
</file>